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599b2" officeooo:paragraph-rsid="001599b2"/>
    </style:style>
    <style:style style:name="P2" style:family="paragraph" style:parent-style-name="Preformatted_20_Text">
      <style:paragraph-properties fo:margin-top="0cm" fo:margin-bottom="0.499cm" loext:contextual-spac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Title">Java 8 Streams tutorial</text:p>
      <text:p text:style-name="P1">(from https://winterbe.com/posts/2014/07/31/java8-stream-tutorial-examples/)</text:p>
      <text:p text:style-name="Standard"/>
      <text:p text:style-name="Standard"/>
      <text:p text:style-name="Text_20_body">This example-driven tutorial gives an in-depth overview about Java 8 streams. When I first read about the <text:span text:style-name="Source_20_Text">Stream</text:span> API, I was confused about the name since it sounds similar to <text:span text:style-name="Source_20_Text">InputStream</text:span> and <text:span text:style-name="Source_20_Text">OutputStream</text:span> from Java I/O. But Java 8 streams are a completely different thing. Streams are <text:a xlink:type="simple" xlink:href="http://en.wikipedia.org/wiki/Monad_%28functional_programming%29" text:style-name="Internet_20_link" text:visited-style-name="Visited_20_Internet_20_Link">Monads</text:a>, thus playing a big part in bringing <text:span text:style-name="Emphasis">functional programming</text:span> to Java:</text:p>
      <text:p text:style-name="Quotations">In functional programming, a monad is a structure that represents computations defined as sequences of steps. A type with a monad structure defines what it means to chain operations, or nest functions of that type together.</text:p>
      <text:p text:style-name="Text_20_body">This guide teaches you how to work with Java 8 streams and how to use the different kind of available stream operations. You'll learn about the processing order and how the ordering of stream operations affect runtime performance. The more powerful stream operations <text:span text:style-name="Source_20_Text">reduce</text:span>, <text:span text:style-name="Source_20_Text">collect</text:span> and <text:span text:style-name="Source_20_Text">flatMap</text:span> are covered in detail. The tutorial ends with an in-depth look at parallel streams.</text:p>
      <text:p text:style-name="Text_20_body">If you're not yet familiar with Java 8 lambda expressions, functional interfaces and method references, you probably want to read my <text:a xlink:type="simple" xlink:href="http://winterbe.com/posts/2014/03/16/java-8-tutorial/" text:style-name="Internet_20_link" text:visited-style-name="Visited_20_Internet_20_Link">Java 8 Tutorial</text:a> first before starting with this tutorial.</text:p>
      <text:h text:style-name="Heading_20_3" text:outline-level="3"><text:bookmark text:name="how-streams-work"/>How streams work<text:a xlink:type="simple" xlink:href="https://winterbe.com/posts/2014/07/31/java8-stream-tutorial-examples/#how-streams-work" text:style-name="Internet_20_link" text:visited-style-name="Visited_20_Internet_20_Link">#</text:a></text:h>
      <text:p text:style-name="Text_20_body">A stream represents a sequence of elements and supports different kind of operations to perform computations upon those elements:</text:p>
      <text:p text:style-name="Preformatted_20_Text"><text:span text:style-name="Source_20_Text">List&lt;String&gt; myList =</text:span></text:p>
      <text:p text:style-name="Preformatted_20_Text"><text:span text:style-name="Source_20_Text"><text:s text:c="4"/>Arrays.asList("a1", "a2", "b1", "c2", "c1");</text:span></text:p>
      <text:p text:style-name="Preformatted_20_Text"/>
      <text:p text:style-name="Preformatted_20_Text"><text:span text:style-name="Source_20_Text">myList</text:span></text:p>
      <text:p text:style-name="Preformatted_20_Text"><text:span text:style-name="Source_20_Text"><text:s text:c="4"/>.stream()</text:span></text:p>
      <text:p text:style-name="Preformatted_20_Text"><text:span text:style-name="Source_20_Text"><text:s text:c="4"/>.filter(s -&gt; s.startsWith("c"))</text:span></text:p>
      <text:p text:style-name="Preformatted_20_Text"><text:span text:style-name="Source_20_Text"><text:s text:c="4"/>.map(String::toUpperCase)</text:span></text:p>
      <text:p text:style-name="Preformatted_20_Text"><text:span text:style-name="Source_20_Text"><text:s text:c="4"/>.sorted()</text:span></text:p>
      <text:p text:style-name="Preformatted_20_Text"><text:span text:style-name="Source_20_Text"><text:s text:c="4"/>.forEach(System.out::println);</text:span></text:p>
      <text:p text:style-name="Preformatted_20_Text"/>
      <text:p text:style-name="Preformatted_20_Text"><text:span text:style-name="Source_20_Text">// C1</text:span></text:p>
      <text:p text:style-name="P2"><text:span text:style-name="Source_20_Text">// C2</text:span></text:p>
      <text:p text:style-name="Text_20_body">Stream operations are either intermediate or terminal. Intermediate operations return a stream so we can chain multiple intermediate operations without using semicolons. Terminal operations are either void or return a non-stream result. In the above example <text:span text:style-name="Source_20_Text">filter</text:span>, <text:span text:style-name="Source_20_Text">map</text:span> and <text:span text:style-name="Source_20_Text">sorted</text:span> are intermediate operations whereas <text:span text:style-name="Source_20_Text">forEach</text:span> is a terminal operation. For a full list of all available stream operations see the <text:a xlink:type="simple" xlink:href="http://docs.oracle.com/javase/8/docs/api/java/util/stream/Stream.html" text:style-name="Internet_20_link" text:visited-style-name="Visited_20_Internet_20_Link">Stream Javadoc</text:a>. Such a chain of stream operations as seen in the example above is also known as <text:span text:style-name="Emphasis">operation pipeline</text:span>.</text:p>
      <text:p text:style-name="Text_20_body">Most stream operations accept some kind of lambda expression parameter, a functional interface specifying the exact behavior of the operation. Most of those operations must be both <text:span text:style-name="Emphasis">non-interfering</text:span> and <text:span text:style-name="Emphasis">stateless</text:span>. What does that mean?</text:p>
      <text:p text:style-name="Text_20_body"><text:soft-page-break/>A function is <text:a xlink:type="simple" xlink:href="http://docs.oracle.com/javase/8/docs/api/java/util/stream/package-summary.html#NonInterference" text:style-name="Internet_20_link" text:visited-style-name="Visited_20_Internet_20_Link">non-interfering</text:a> when it does not modify the underlying data source of the stream, e.g. in the above example no lambda expression does modify <text:span text:style-name="Source_20_Text">myList</text:span> by adding or removing elements from the collection.</text:p>
      <text:p text:style-name="Text_20_body">A function is <text:a xlink:type="simple" xlink:href="http://docs.oracle.com/javase/8/docs/api/java/util/stream/package-summary.html#Statelessness" text:style-name="Internet_20_link" text:visited-style-name="Visited_20_Internet_20_Link">stateless</text:a> when the execution of the operation is deterministic, e.g. in the above example no lambda expression depends on any mutable variables or states from the outer scope which might change during execution.</text:p>
      <text:h text:style-name="Heading_20_3" text:outline-level="3"><text:bookmark text:name="different-kind-of-streams"/>Different kind of streams<text:a xlink:type="simple" xlink:href="https://winterbe.com/posts/2014/07/31/java8-stream-tutorial-examples/#different-kind-of-streams" text:style-name="Internet_20_link" text:visited-style-name="Visited_20_Internet_20_Link">#</text:a></text:h>
      <text:p text:style-name="Text_20_body">Streams can be created from various data sources, especially collections. Lists and Sets support new methods <text:span text:style-name="Source_20_Text">stream()</text:span> and <text:span text:style-name="Source_20_Text">parallelStream()</text:span> to either create a sequential or a parallel stream. Parallel streams are capable of operating on multiple threads and will be covered in a later section of this tutorial. We focus on sequential streams for now:</text:p>
      <text:p text:style-name="Preformatted_20_Text"><text:span text:style-name="Source_20_Text">Arrays.asList("a1", "a2", "a3")</text:span></text:p>
      <text:p text:style-name="Preformatted_20_Text"><text:span text:style-name="Source_20_Text"><text:s text:c="4"/>.stream()</text:span></text:p>
      <text:p text:style-name="Preformatted_20_Text"><text:span text:style-name="Source_20_Text"><text:s text:c="4"/>.findFirst()</text:span></text:p>
      <text:p text:style-name="P2"><text:span text:style-name="Source_20_Text"><text:s text:c="4"/>.ifPresent(System.out::println); <text:s/>// a1</text:span></text:p>
      <text:p text:style-name="Text_20_body">Calling the method <text:span text:style-name="Source_20_Text">stream()</text:span> on a list of objects returns a regular object stream. But we don't have to create collections in order to work with streams as we see in the next code sample:</text:p>
      <text:p text:style-name="Preformatted_20_Text"><text:span text:style-name="Source_20_Text">Stream.of("a1", "a2", "a3")</text:span></text:p>
      <text:p text:style-name="Preformatted_20_Text"><text:span text:style-name="Source_20_Text"><text:s text:c="4"/>.findFirst()</text:span></text:p>
      <text:p text:style-name="P2"><text:span text:style-name="Source_20_Text"><text:s text:c="4"/>.ifPresent(System.out::println); <text:s/>// a1</text:span></text:p>
      <text:p text:style-name="Text_20_body">Just use <text:span text:style-name="Source_20_Text">Stream.of()</text:span> to create a stream from a bunch of object references.</text:p>
      <text:p text:style-name="Text_20_body">Besides regular object streams Java 8 ships with special kinds of streams for working with the primitive data types <text:span text:style-name="Source_20_Text">int</text:span>, <text:span text:style-name="Source_20_Text">long</text:span> and <text:span text:style-name="Source_20_Text">double</text:span>. As you might have guessed it's <text:span text:style-name="Source_20_Text">IntStream</text:span>, <text:span text:style-name="Source_20_Text">LongStream</text:span> and <text:span text:style-name="Source_20_Text">DoubleStream</text:span>.</text:p>
      <text:p text:style-name="Text_20_body">IntStreams can replace the regular for-loop utilizing <text:span text:style-name="Source_20_Text">IntStream.range()</text:span>:</text:p>
      <text:p text:style-name="Preformatted_20_Text"><text:span text:style-name="Source_20_Text">IntStream.range(1, 4)</text:span></text:p>
      <text:p text:style-name="Preformatted_20_Text"><text:span text:style-name="Source_20_Text"><text:s text:c="4"/>.forEach(System.out::println);</text:span></text:p>
      <text:p text:style-name="Preformatted_20_Text"/>
      <text:p text:style-name="Preformatted_20_Text"><text:span text:style-name="Source_20_Text">// 1</text:span></text:p>
      <text:p text:style-name="Preformatted_20_Text"><text:span text:style-name="Source_20_Text">// 2</text:span></text:p>
      <text:p text:style-name="P2"><text:span text:style-name="Source_20_Text">// 3</text:span></text:p>
      <text:p text:style-name="Text_20_body">All those primitive streams work just like regular object streams with the following differences: Primitive streams use specialized lambda expressions, e.g. <text:span text:style-name="Source_20_Text">IntFunction</text:span> instead of <text:span text:style-name="Source_20_Text">Function</text:span> or <text:span text:style-name="Source_20_Text">IntPredicate</text:span> instead of <text:span text:style-name="Source_20_Text">Predicate</text:span>. And primitive streams support the additional terminal aggregate operations <text:span text:style-name="Source_20_Text">sum()</text:span> and <text:span text:style-name="Source_20_Text">average()</text:span>:</text:p>
      <text:p text:style-name="Preformatted_20_Text"><text:span text:style-name="Source_20_Text">Arrays.stream(new int[] {1, 2, 3})</text:span></text:p>
      <text:p text:style-name="Preformatted_20_Text"><text:span text:style-name="Source_20_Text"><text:s text:c="4"/>.map(n -&gt; 2 * n + 1)</text:span></text:p>
      <text:p text:style-name="Preformatted_20_Text"><text:span text:style-name="Source_20_Text"><text:s text:c="4"/>.average()</text:span></text:p>
      <text:p text:style-name="P2"><text:span text:style-name="Source_20_Text"><text:s text:c="4"/>.ifPresent(System.out::println); <text:s/>// 5.0</text:span></text:p>
      <text:p text:style-name="Text_20_body">Sometimes it's useful to transform a regular object stream to a primitive stream or vice versa. For that purpose object streams support the special mapping operations <text:span text:style-name="Source_20_Text">mapToInt()</text:span>, <text:span text:style-name="Source_20_Text">mapToLong()</text:span> and <text:span text:style-name="Source_20_Text">mapToDouble</text:span>:</text:p>
      <text:p text:style-name="Preformatted_20_Text"><text:soft-page-break/><text:span text:style-name="Source_20_Text">Stream.of("a1", "a2", "a3")</text:span></text:p>
      <text:p text:style-name="Preformatted_20_Text"><text:span text:style-name="Source_20_Text"><text:s text:c="4"/>.map(s -&gt; s.substring(1))</text:span></text:p>
      <text:p text:style-name="Preformatted_20_Text"><text:span text:style-name="Source_20_Text"><text:s text:c="4"/>.mapToInt(Integer::parseInt)</text:span></text:p>
      <text:p text:style-name="Preformatted_20_Text"><text:span text:style-name="Source_20_Text"><text:s text:c="4"/>.max()</text:span></text:p>
      <text:p text:style-name="P2"><text:span text:style-name="Source_20_Text"><text:s text:c="4"/>.ifPresent(System.out::println); <text:s/>// 3</text:span></text:p>
      <text:p text:style-name="Text_20_body">Primitive streams can be transformed to object streams via <text:span text:style-name="Source_20_Text">mapToObj()</text:span>:</text:p>
      <text:p text:style-name="Preformatted_20_Text"><text:span text:style-name="Source_20_Text">IntStream.range(1, 4)</text:span></text:p>
      <text:p text:style-name="Preformatted_20_Text"><text:span text:style-name="Source_20_Text"><text:s text:c="4"/>.mapToObj(i -&gt; "a" + i)</text:span></text:p>
      <text:p text:style-name="Preformatted_20_Text"><text:span text:style-name="Source_20_Text"><text:s text:c="4"/>.forEach(System.out::println);</text:span></text:p>
      <text:p text:style-name="Preformatted_20_Text"/>
      <text:p text:style-name="Preformatted_20_Text"><text:span text:style-name="Source_20_Text">// a1</text:span></text:p>
      <text:p text:style-name="Preformatted_20_Text"><text:span text:style-name="Source_20_Text">// a2</text:span></text:p>
      <text:p text:style-name="P2"><text:span text:style-name="Source_20_Text">// a3</text:span></text:p>
      <text:p text:style-name="Text_20_body">Here's a combined example: the stream of doubles is first mapped to an int stream and than mapped to an object stream of strings:</text:p>
      <text:p text:style-name="Preformatted_20_Text"><text:span text:style-name="Source_20_Text">Stream.of(1.0, 2.0, 3.0)</text:span></text:p>
      <text:p text:style-name="Preformatted_20_Text"><text:span text:style-name="Source_20_Text"><text:s text:c="4"/>.mapToInt(Double::intValue)</text:span></text:p>
      <text:p text:style-name="Preformatted_20_Text"><text:span text:style-name="Source_20_Text"><text:s text:c="4"/>.mapToObj(i -&gt; "a" + i)</text:span></text:p>
      <text:p text:style-name="Preformatted_20_Text"><text:span text:style-name="Source_20_Text"><text:s text:c="4"/>.forEach(System.out::println);</text:span></text:p>
      <text:p text:style-name="Preformatted_20_Text"/>
      <text:p text:style-name="Preformatted_20_Text"><text:span text:style-name="Source_20_Text">// a1</text:span></text:p>
      <text:p text:style-name="Preformatted_20_Text"><text:span text:style-name="Source_20_Text">// a2</text:span></text:p>
      <text:p text:style-name="P2"><text:span text:style-name="Source_20_Text">// a3</text:span></text:p>
      <text:h text:style-name="Heading_20_3" text:outline-level="3"><text:bookmark text:name="processing-order"/>Processing Order<text:a xlink:type="simple" xlink:href="https://winterbe.com/posts/2014/07/31/java8-stream-tutorial-examples/#processing-order" text:style-name="Internet_20_link" text:visited-style-name="Visited_20_Internet_20_Link">#</text:a></text:h>
      <text:p text:style-name="Text_20_body">Now that we've learned how to create and work with different kinds of streams, let's dive deeper into how stream operations are processed under the hood.</text:p>
      <text:p text:style-name="Text_20_body">An important characteristic of intermediate operations is laziness. Look at this sample where a terminal operation is missing:</text:p>
      <text:p text:style-name="Preformatted_20_Text"><text:span text:style-name="Source_20_Text">Stream.of("d2", "a2", "b1", "b3", "c")</text:span></text:p>
      <text:p text:style-name="Preformatted_20_Text"><text:span text:style-name="Source_20_Text"><text:s text:c="4"/>.filter(s -&gt; {</text:span></text:p>
      <text:p text:style-name="Preformatted_20_Text"><text:span text:style-name="Source_20_Text"><text:s text:c="8"/>System.out.println("filter: " + s);</text:span></text:p>
      <text:p text:style-name="Preformatted_20_Text"><text:span text:style-name="Source_20_Text"><text:s text:c="8"/>return true;</text:span></text:p>
      <text:p text:style-name="P2"><text:span text:style-name="Source_20_Text"><text:s text:c="4"/>});</text:span></text:p>
      <text:p text:style-name="Text_20_body">When executing this code snippet, nothing is printed to the console. That is because intermediate operations will only be executed when a terminal operation is present.</text:p>
      <text:p text:style-name="Text_20_body">Let's extend the above example by the terminal operation <text:span text:style-name="Source_20_Text">forEach</text:span>:</text:p>
      <text:p text:style-name="Preformatted_20_Text"><text:span text:style-name="Source_20_Text">Stream.of("d2", "a2", "b1", "b3", "c")</text:span></text:p>
      <text:p text:style-name="Preformatted_20_Text"><text:span text:style-name="Source_20_Text"><text:s text:c="4"/>.filter(s -&gt; {</text:span></text:p>
      <text:p text:style-name="Preformatted_20_Text"><text:span text:style-name="Source_20_Text"><text:s text:c="8"/>System.out.println("filter: " + s);</text:span></text:p>
      <text:p text:style-name="Preformatted_20_Text"><text:span text:style-name="Source_20_Text"><text:s text:c="8"/>return true;</text:span></text:p>
      <text:p text:style-name="Preformatted_20_Text"><text:span text:style-name="Source_20_Text"><text:s text:c="4"/>})</text:span></text:p>
      <text:p text:style-name="P2"><text:span text:style-name="Source_20_Text"><text:s text:c="4"/>.forEach(s -&gt; System.out.println("forEach: " + s));</text:span></text:p>
      <text:p text:style-name="Text_20_body">Executing this code snippet results in the desired output on the console:</text:p>
      <text:p text:style-name="Preformatted_20_Text"><text:span text:style-name="Source_20_Text">filter: <text:s/>d2</text:span></text:p>
      <text:p text:style-name="Preformatted_20_Text"><text:span text:style-name="Source_20_Text">forEach: d2</text:span></text:p>
      <text:p text:style-name="Preformatted_20_Text"><text:span text:style-name="Source_20_Text">filter: <text:s/>a2</text:span></text:p>
      <text:p text:style-name="Preformatted_20_Text"><text:span text:style-name="Source_20_Text">forEach: a2</text:span></text:p>
      <text:p text:style-name="Preformatted_20_Text"><text:soft-page-break/><text:span text:style-name="Source_20_Text">filter: <text:s/>b1</text:span></text:p>
      <text:p text:style-name="Preformatted_20_Text"><text:span text:style-name="Source_20_Text">forEach: b1</text:span></text:p>
      <text:p text:style-name="Preformatted_20_Text"><text:span text:style-name="Source_20_Text">filter: <text:s/>b3</text:span></text:p>
      <text:p text:style-name="Preformatted_20_Text"><text:span text:style-name="Source_20_Text">forEach: b3</text:span></text:p>
      <text:p text:style-name="Preformatted_20_Text"><text:span text:style-name="Source_20_Text">filter: <text:s/>c</text:span></text:p>
      <text:p text:style-name="P2"><text:span text:style-name="Source_20_Text">forEach: c</text:span></text:p>
      <text:p text:style-name="Text_20_body">The order of the result might be surprising. A naive approach would be to execute the operations horizontally one after another on all elements of the stream. But instead each element moves along the chain vertically. The first string "d2" passes <text:span text:style-name="Source_20_Text">filter</text:span> then <text:span text:style-name="Source_20_Text">forEach</text:span>, only then the second string "a2" is processed.</text:p>
      <text:p text:style-name="Text_20_body">This behavior can reduce the actual number of operations performed on each element, as we see in the next example:</text:p>
      <text:p text:style-name="Preformatted_20_Text"><text:span text:style-name="Source_20_Text">Stream.of("d2", "a2", "b1", "b3", "c")</text:span></text:p>
      <text:p text:style-name="Preformatted_20_Text"><text:span text:style-name="Source_20_Text"><text:s text:c="4"/>.map(s -&gt; {</text:span></text:p>
      <text:p text:style-name="Preformatted_20_Text"><text:span text:style-name="Source_20_Text"><text:s text:c="8"/>System.out.println("map: " + s);</text:span></text:p>
      <text:p text:style-name="Preformatted_20_Text"><text:span text:style-name="Source_20_Text"><text:s text:c="8"/>return s.toUpperCase();</text:span></text:p>
      <text:p text:style-name="Preformatted_20_Text"><text:span text:style-name="Source_20_Text"><text:s text:c="4"/>})</text:span></text:p>
      <text:p text:style-name="Preformatted_20_Text"><text:span text:style-name="Source_20_Text"><text:s text:c="4"/>.anyMatch(s -&gt; {</text:span></text:p>
      <text:p text:style-name="Preformatted_20_Text"><text:span text:style-name="Source_20_Text"><text:s text:c="8"/>System.out.println("anyMatch: " + s);</text:span></text:p>
      <text:p text:style-name="Preformatted_20_Text"><text:span text:style-name="Source_20_Text"><text:s text:c="8"/>return s.startsWith("A");</text:span></text:p>
      <text:p text:style-name="Preformatted_20_Text"><text:span text:style-name="Source_20_Text"><text:s text:c="4"/>});</text:span></text:p>
      <text:p text:style-name="Preformatted_20_Text"/>
      <text:p text:style-name="Preformatted_20_Text"><text:span text:style-name="Source_20_Text">// map: <text:s text:c="5"/>d2</text:span></text:p>
      <text:p text:style-name="Preformatted_20_Text"><text:span text:style-name="Source_20_Text">// anyMatch: D2</text:span></text:p>
      <text:p text:style-name="Preformatted_20_Text"><text:span text:style-name="Source_20_Text">// map: <text:s text:c="5"/>a2</text:span></text:p>
      <text:p text:style-name="P2"><text:span text:style-name="Source_20_Text">// anyMatch: A2</text:span></text:p>
      <text:p text:style-name="Text_20_body">The operation <text:span text:style-name="Source_20_Text">anyMatch</text:span> returns <text:span text:style-name="Source_20_Text">true</text:span> as soon as the predicate applies to the given input element. This is true for the second element passed "A2". Due to the vertical execution of the stream chain, <text:span text:style-name="Source_20_Text">map</text:span> has only to be executed twice in this case. So instead of mapping all elements of the stream, <text:span text:style-name="Source_20_Text">map</text:span> will be called as few as possible.</text:p>
      <text:h text:style-name="Heading_20_4" text:outline-level="4"><text:bookmark text:name="why-order-matters"/>Why order matters<text:a xlink:type="simple" xlink:href="https://winterbe.com/posts/2014/07/31/java8-stream-tutorial-examples/#why-order-matters" text:style-name="Internet_20_link" text:visited-style-name="Visited_20_Internet_20_Link">#</text:a></text:h>
      <text:p text:style-name="Text_20_body">The next example consists of two intermediate operations <text:span text:style-name="Source_20_Text">map</text:span> and <text:span text:style-name="Source_20_Text">filter</text:span> and the terminal operation <text:span text:style-name="Source_20_Text">forEach</text:span>. Let's once again inspect how those operations are being executed:</text:p>
      <text:p text:style-name="Preformatted_20_Text"><text:span text:style-name="Source_20_Text">Stream.of("d2", "a2", "b1", "b3", "c")</text:span></text:p>
      <text:p text:style-name="Preformatted_20_Text"><text:span text:style-name="Source_20_Text"><text:s text:c="4"/>.map(s -&gt; {</text:span></text:p>
      <text:p text:style-name="Preformatted_20_Text"><text:span text:style-name="Source_20_Text"><text:s text:c="8"/>System.out.println("map: " + s);</text:span></text:p>
      <text:p text:style-name="Preformatted_20_Text"><text:span text:style-name="Source_20_Text"><text:s text:c="8"/>return s.toUpperCase();</text:span></text:p>
      <text:p text:style-name="Preformatted_20_Text"><text:span text:style-name="Source_20_Text"><text:s text:c="4"/>})</text:span></text:p>
      <text:p text:style-name="Preformatted_20_Text"><text:span text:style-name="Source_20_Text"><text:s text:c="4"/>.filter(s -&gt; {</text:span></text:p>
      <text:p text:style-name="Preformatted_20_Text"><text:span text:style-name="Source_20_Text"><text:s text:c="8"/>System.out.println("filter: " + s);</text:span></text:p>
      <text:p text:style-name="Preformatted_20_Text"><text:span text:style-name="Source_20_Text"><text:s text:c="8"/>return s.startsWith("A");</text:span></text:p>
      <text:p text:style-name="Preformatted_20_Text"><text:span text:style-name="Source_20_Text"><text:s text:c="4"/>})</text:span></text:p>
      <text:p text:style-name="Preformatted_20_Text"><text:span text:style-name="Source_20_Text"><text:s text:c="4"/>.forEach(s -&gt; System.out.println("forEach: " + s));</text:span></text:p>
      <text:p text:style-name="Preformatted_20_Text"/>
      <text:p text:style-name="Preformatted_20_Text"><text:span text:style-name="Source_20_Text">// map: <text:s text:c="4"/>d2</text:span></text:p>
      <text:p text:style-name="Preformatted_20_Text"><text:span text:style-name="Source_20_Text">// filter: <text:s/>D2</text:span></text:p>
      <text:p text:style-name="Preformatted_20_Text"><text:span text:style-name="Source_20_Text">// map: <text:s text:c="4"/>a2</text:span></text:p>
      <text:p text:style-name="Preformatted_20_Text"><text:span text:style-name="Source_20_Text">// filter: <text:s/>A2</text:span></text:p>
      <text:p text:style-name="Preformatted_20_Text"><text:span text:style-name="Source_20_Text">// forEach: A2</text:span></text:p>
      <text:p text:style-name="Preformatted_20_Text"><text:span text:style-name="Source_20_Text">// map: <text:s text:c="4"/>b1</text:span></text:p>
      <text:p text:style-name="Preformatted_20_Text"><text:span text:style-name="Source_20_Text">// filter: <text:s/>B1</text:span></text:p>
      <text:p text:style-name="Preformatted_20_Text"><text:span text:style-name="Source_20_Text">// map: <text:s text:c="4"/>b3</text:span></text:p>
      <text:p text:style-name="Preformatted_20_Text"><text:soft-page-break/><text:span text:style-name="Source_20_Text">// filter: <text:s/>B3</text:span></text:p>
      <text:p text:style-name="Preformatted_20_Text"><text:span text:style-name="Source_20_Text">// map: <text:s text:c="4"/>c</text:span></text:p>
      <text:p text:style-name="P2"><text:span text:style-name="Source_20_Text">// filter: <text:s/>C</text:span></text:p>
      <text:p text:style-name="Text_20_body">As you might have guessed both <text:span text:style-name="Source_20_Text">map</text:span> and <text:span text:style-name="Source_20_Text">filter</text:span> are called five times for every string in the underlying collection whereas <text:span text:style-name="Source_20_Text">forEach</text:span> is only called once.</text:p>
      <text:p text:style-name="Text_20_body">We can greatly reduce the actual number of executions if we change the order of the operations, moving <text:span text:style-name="Source_20_Text">filter</text:span> to the beginning of the chain:</text:p>
      <text:p text:style-name="Preformatted_20_Text"><text:span text:style-name="Source_20_Text">Stream.of("d2", "a2", "b1", "b3", "c")</text:span></text:p>
      <text:p text:style-name="Preformatted_20_Text"><text:span text:style-name="Source_20_Text"><text:s text:c="4"/>.filter(s -&gt; {</text:span></text:p>
      <text:p text:style-name="Preformatted_20_Text"><text:span text:style-name="Source_20_Text"><text:s text:c="8"/>System.out.println("filter: " + s);</text:span></text:p>
      <text:p text:style-name="Preformatted_20_Text"><text:span text:style-name="Source_20_Text"><text:s text:c="8"/>return s.startsWith("a");</text:span></text:p>
      <text:p text:style-name="Preformatted_20_Text"><text:span text:style-name="Source_20_Text"><text:s text:c="4"/>})</text:span></text:p>
      <text:p text:style-name="Preformatted_20_Text"><text:span text:style-name="Source_20_Text"><text:s text:c="4"/>.map(s -&gt; {</text:span></text:p>
      <text:p text:style-name="Preformatted_20_Text"><text:span text:style-name="Source_20_Text"><text:s text:c="8"/>System.out.println("map: " + s);</text:span></text:p>
      <text:p text:style-name="Preformatted_20_Text"><text:span text:style-name="Source_20_Text"><text:s text:c="8"/>return s.toUpperCase();</text:span></text:p>
      <text:p text:style-name="Preformatted_20_Text"><text:span text:style-name="Source_20_Text"><text:s text:c="4"/>})</text:span></text:p>
      <text:p text:style-name="Preformatted_20_Text"><text:span text:style-name="Source_20_Text"><text:s text:c="4"/>.forEach(s -&gt; System.out.println("forEach: " + s));</text:span></text:p>
      <text:p text:style-name="Preformatted_20_Text"/>
      <text:p text:style-name="Preformatted_20_Text"><text:span text:style-name="Source_20_Text">// filter: <text:s/>d2</text:span></text:p>
      <text:p text:style-name="Preformatted_20_Text"><text:span text:style-name="Source_20_Text">// filter: <text:s/>a2</text:span></text:p>
      <text:p text:style-name="Preformatted_20_Text"><text:span text:style-name="Source_20_Text">// map: <text:s text:c="4"/>a2</text:span></text:p>
      <text:p text:style-name="Preformatted_20_Text"><text:span text:style-name="Source_20_Text">// forEach: A2</text:span></text:p>
      <text:p text:style-name="Preformatted_20_Text"><text:span text:style-name="Source_20_Text">// filter: <text:s/>b1</text:span></text:p>
      <text:p text:style-name="Preformatted_20_Text"><text:span text:style-name="Source_20_Text">// filter: <text:s/>b3</text:span></text:p>
      <text:p text:style-name="P2"><text:span text:style-name="Source_20_Text">// filter: <text:s/>c</text:span></text:p>
      <text:p text:style-name="Text_20_body">Now, <text:span text:style-name="Source_20_Text">map</text:span> is only called once so the operation pipeline performs much faster for larger numbers of input elements. Keep that in mind when composing complex method chains.</text:p>
      <text:p text:style-name="Text_20_body">Let's extend the above example by an additional operation, <text:span text:style-name="Source_20_Text">sorted</text:span>:</text:p>
      <text:p text:style-name="Preformatted_20_Text"><text:span text:style-name="Source_20_Text">Stream.of("d2", "a2", "b1", "b3", "c")</text:span></text:p>
      <text:p text:style-name="Preformatted_20_Text"><text:span text:style-name="Source_20_Text"><text:s text:c="4"/>.sorted((s1, s2) -&gt; {</text:span></text:p>
      <text:p text:style-name="Preformatted_20_Text"><text:span text:style-name="Source_20_Text"><text:s text:c="8"/>System.out.printf("sort: %s; %s\n", s1, s2);</text:span></text:p>
      <text:p text:style-name="Preformatted_20_Text"><text:span text:style-name="Source_20_Text"><text:s text:c="8"/>return s1.compareTo(s2);</text:span></text:p>
      <text:p text:style-name="Preformatted_20_Text"><text:span text:style-name="Source_20_Text"><text:s text:c="4"/>})</text:span></text:p>
      <text:p text:style-name="Preformatted_20_Text"><text:span text:style-name="Source_20_Text"><text:s text:c="4"/>.filter(s -&gt; {</text:span></text:p>
      <text:p text:style-name="Preformatted_20_Text"><text:span text:style-name="Source_20_Text"><text:s text:c="8"/>System.out.println("filter: " + s);</text:span></text:p>
      <text:p text:style-name="Preformatted_20_Text"><text:span text:style-name="Source_20_Text"><text:s text:c="8"/>return s.startsWith("a");</text:span></text:p>
      <text:p text:style-name="Preformatted_20_Text"><text:span text:style-name="Source_20_Text"><text:s text:c="4"/>})</text:span></text:p>
      <text:p text:style-name="Preformatted_20_Text"><text:span text:style-name="Source_20_Text"><text:s text:c="4"/>.map(s -&gt; {</text:span></text:p>
      <text:p text:style-name="Preformatted_20_Text"><text:span text:style-name="Source_20_Text"><text:s text:c="8"/>System.out.println("map: " + s);</text:span></text:p>
      <text:p text:style-name="Preformatted_20_Text"><text:span text:style-name="Source_20_Text"><text:s text:c="8"/>return s.toUpperCase();</text:span></text:p>
      <text:p text:style-name="Preformatted_20_Text"><text:span text:style-name="Source_20_Text"><text:s text:c="4"/>})</text:span></text:p>
      <text:p text:style-name="P2"><text:span text:style-name="Source_20_Text"><text:s text:c="4"/>.forEach(s -&gt; System.out.println("forEach: " + s));</text:span></text:p>
      <text:p text:style-name="Text_20_body">Sorting is a special kind of intermediate operation. It's a so called <text:span text:style-name="Emphasis">stateful operation</text:span> since in order to sort a collection of elements you have to maintain state during ordering.</text:p>
      <text:p text:style-name="Text_20_body">Executing this example results in the following console output:</text:p>
      <text:p text:style-name="Preformatted_20_Text"><text:span text:style-name="Source_20_Text">sort: <text:s text:c="3"/>a2; d2</text:span></text:p>
      <text:p text:style-name="Preformatted_20_Text"><text:span text:style-name="Source_20_Text">sort: <text:s text:c="3"/>b1; a2</text:span></text:p>
      <text:p text:style-name="Preformatted_20_Text"><text:span text:style-name="Source_20_Text">sort: <text:s text:c="3"/>b1; d2</text:span></text:p>
      <text:p text:style-name="Preformatted_20_Text"><text:span text:style-name="Source_20_Text">sort: <text:s text:c="3"/>b1; a2</text:span></text:p>
      <text:p text:style-name="Preformatted_20_Text"><text:span text:style-name="Source_20_Text">sort: <text:s text:c="3"/>b3; b1</text:span></text:p>
      <text:p text:style-name="Preformatted_20_Text"><text:span text:style-name="Source_20_Text">sort: <text:s text:c="3"/>b3; d2</text:span></text:p>
      <text:p text:style-name="Preformatted_20_Text"><text:span text:style-name="Source_20_Text">sort: <text:s text:c="3"/>c; b3</text:span></text:p>
      <text:p text:style-name="Preformatted_20_Text"><text:soft-page-break/><text:span text:style-name="Source_20_Text">sort: <text:s text:c="3"/>c; d2</text:span></text:p>
      <text:p text:style-name="Preformatted_20_Text"><text:span text:style-name="Source_20_Text">filter: <text:s/>a2</text:span></text:p>
      <text:p text:style-name="Preformatted_20_Text"><text:span text:style-name="Source_20_Text">map: <text:s text:c="4"/>a2</text:span></text:p>
      <text:p text:style-name="Preformatted_20_Text"><text:span text:style-name="Source_20_Text">forEach: A2</text:span></text:p>
      <text:p text:style-name="Preformatted_20_Text"><text:span text:style-name="Source_20_Text">filter: <text:s/>b1</text:span></text:p>
      <text:p text:style-name="Preformatted_20_Text"><text:span text:style-name="Source_20_Text">filter: <text:s/>b3</text:span></text:p>
      <text:p text:style-name="Preformatted_20_Text"><text:span text:style-name="Source_20_Text">filter: <text:s/>c</text:span></text:p>
      <text:p text:style-name="P2"><text:span text:style-name="Source_20_Text">filter: <text:s/>d2</text:span></text:p>
      <text:p text:style-name="Text_20_body">First, the sort operation is executed on the entire input collection. In other words <text:span text:style-name="Source_20_Text">sorted</text:span> is executed horizontally. So in this case <text:span text:style-name="Source_20_Text">sorted</text:span> is called eight times for multiple combinations on every element in the input collection.</text:p>
      <text:p text:style-name="Text_20_body">Once again we can optimize the performance by reordering the chain:</text:p>
      <text:p text:style-name="Preformatted_20_Text"><text:span text:style-name="Source_20_Text">Stream.of("d2", "a2", "b1", "b3", "c")</text:span></text:p>
      <text:p text:style-name="Preformatted_20_Text"><text:span text:style-name="Source_20_Text"><text:s text:c="4"/>.filter(s -&gt; {</text:span></text:p>
      <text:p text:style-name="Preformatted_20_Text"><text:span text:style-name="Source_20_Text"><text:s text:c="8"/>System.out.println("filter: " + s);</text:span></text:p>
      <text:p text:style-name="Preformatted_20_Text"><text:span text:style-name="Source_20_Text"><text:s text:c="8"/>return s.startsWith("a");</text:span></text:p>
      <text:p text:style-name="Preformatted_20_Text"><text:span text:style-name="Source_20_Text"><text:s text:c="4"/>})</text:span></text:p>
      <text:p text:style-name="Preformatted_20_Text"><text:span text:style-name="Source_20_Text"><text:s text:c="4"/>.sorted((s1, s2) -&gt; {</text:span></text:p>
      <text:p text:style-name="Preformatted_20_Text"><text:span text:style-name="Source_20_Text"><text:s text:c="8"/>System.out.printf("sort: %s; %s\n", s1, s2);</text:span></text:p>
      <text:p text:style-name="Preformatted_20_Text"><text:span text:style-name="Source_20_Text"><text:s text:c="8"/>return s1.compareTo(s2);</text:span></text:p>
      <text:p text:style-name="Preformatted_20_Text"><text:span text:style-name="Source_20_Text"><text:s text:c="4"/>})</text:span></text:p>
      <text:p text:style-name="Preformatted_20_Text"><text:span text:style-name="Source_20_Text"><text:s text:c="4"/>.map(s -&gt; {</text:span></text:p>
      <text:p text:style-name="Preformatted_20_Text"><text:span text:style-name="Source_20_Text"><text:s text:c="8"/>System.out.println("map: " + s);</text:span></text:p>
      <text:p text:style-name="Preformatted_20_Text"><text:span text:style-name="Source_20_Text"><text:s text:c="8"/>return s.toUpperCase();</text:span></text:p>
      <text:p text:style-name="Preformatted_20_Text"><text:span text:style-name="Source_20_Text"><text:s text:c="4"/>})</text:span></text:p>
      <text:p text:style-name="Preformatted_20_Text"><text:span text:style-name="Source_20_Text"><text:s text:c="4"/>.forEach(s -&gt; System.out.println("forEach: " + s));</text:span></text:p>
      <text:p text:style-name="Preformatted_20_Text"/>
      <text:p text:style-name="Preformatted_20_Text"><text:span text:style-name="Source_20_Text">// filter: <text:s/>d2</text:span></text:p>
      <text:p text:style-name="Preformatted_20_Text"><text:span text:style-name="Source_20_Text">// filter: <text:s/>a2</text:span></text:p>
      <text:p text:style-name="Preformatted_20_Text"><text:span text:style-name="Source_20_Text">// filter: <text:s/>b1</text:span></text:p>
      <text:p text:style-name="Preformatted_20_Text"><text:span text:style-name="Source_20_Text">// filter: <text:s/>b3</text:span></text:p>
      <text:p text:style-name="Preformatted_20_Text"><text:span text:style-name="Source_20_Text">// filter: <text:s/>c</text:span></text:p>
      <text:p text:style-name="Preformatted_20_Text"><text:span text:style-name="Source_20_Text">// map: <text:s text:c="4"/>a2</text:span></text:p>
      <text:p text:style-name="P2"><text:span text:style-name="Source_20_Text">// forEach: A2</text:span></text:p>
      <text:p text:style-name="Text_20_body">In this example <text:span text:style-name="Source_20_Text">sorted</text:span> is never been called because <text:span text:style-name="Source_20_Text">filter</text:span> reduces the input collection to just one element. So the performance is greatly increased for larger input collections.</text:p>
      <text:h text:style-name="Heading_20_3" text:outline-level="3"><text:bookmark text:name="reusing-streams"/>Reusing Streams<text:a xlink:type="simple" xlink:href="https://winterbe.com/posts/2014/07/31/java8-stream-tutorial-examples/#reusing-streams" text:style-name="Internet_20_link" text:visited-style-name="Visited_20_Internet_20_Link">#</text:a></text:h>
      <text:p text:style-name="Text_20_body">Java 8 streams cannot be reused. As soon as you call any terminal operation the stream is closed:</text:p>
      <text:p text:style-name="Preformatted_20_Text"><text:span text:style-name="Source_20_Text">Stream&lt;String&gt; stream =</text:span></text:p>
      <text:p text:style-name="Preformatted_20_Text"><text:span text:style-name="Source_20_Text"><text:s text:c="4"/>Stream.of("d2", "a2", "b1", "b3", "c")</text:span></text:p>
      <text:p text:style-name="Preformatted_20_Text"><text:span text:style-name="Source_20_Text"><text:s text:c="8"/>.filter(s -&gt; s.startsWith("a"));</text:span></text:p>
      <text:p text:style-name="Preformatted_20_Text"/>
      <text:p text:style-name="Preformatted_20_Text"><text:span text:style-name="Source_20_Text">stream.anyMatch(s -&gt; true); <text:s text:c="3"/>// ok</text:span></text:p>
      <text:p text:style-name="P2"><text:span text:style-name="Source_20_Text">stream.noneMatch(s -&gt; true); <text:s text:c="2"/>// exception</text:span></text:p>
      <text:p text:style-name="Text_20_body">Calling <text:span text:style-name="Source_20_Text">noneMatch</text:span> after <text:span text:style-name="Source_20_Text">anyMatch</text:span> on the same stream results in the following exception:</text:p>
      <text:p text:style-name="Preformatted_20_Text"><text:span text:style-name="Source_20_Text">java.lang.IllegalStateException: stream has already been operated upon or closed</text:span></text:p>
      <text:p text:style-name="Preformatted_20_Text"><text:span text:style-name="Source_20_Text"><text:s text:c="4"/>at java.util.stream.AbstractPipeline.evaluate(AbstractPipeline.java:229)</text:span></text:p>
      <text:p text:style-name="Preformatted_20_Text"><text:span text:style-name="Source_20_Text"><text:s text:c="4"/>at java.util.stream.ReferencePipeline.noneMatch(ReferencePipeline.java:459)</text:span></text:p>
      <text:p text:style-name="Preformatted_20_Text"><text:span text:style-name="Source_20_Text"><text:s text:c="4"/>at com.winterbe.java8.Streams5.test7(Streams5.java:38)</text:span></text:p>
      <text:p text:style-name="P2"><text:span text:style-name="Source_20_Text"><text:s text:c="4"/>at com.winterbe.java8.Streams5.main(Streams5.java:28)</text:span></text:p>
      <text:p text:style-name="Text_20_body"><text:soft-page-break/>To overcome this limitation we have to to create a new stream chain for every terminal operation we want to execute, e.g. we could create a stream supplier to construct a new stream with all intermediate operations already set up:</text:p>
      <text:p text:style-name="Preformatted_20_Text"><text:span text:style-name="Source_20_Text">Supplier&lt;Stream&lt;String&gt;&gt; streamSupplier =</text:span></text:p>
      <text:p text:style-name="Preformatted_20_Text"><text:span text:style-name="Source_20_Text"><text:s text:c="4"/>() -&gt; Stream.of("d2", "a2", "b1", "b3", "c")</text:span></text:p>
      <text:p text:style-name="Preformatted_20_Text"><text:span text:style-name="Source_20_Text"><text:s text:c="12"/>.filter(s -&gt; s.startsWith("a"));</text:span></text:p>
      <text:p text:style-name="Preformatted_20_Text"/>
      <text:p text:style-name="Preformatted_20_Text"><text:span text:style-name="Source_20_Text">streamSupplier.get().anyMatch(s -&gt; true); <text:s text:c="2"/>// ok</text:span></text:p>
      <text:p text:style-name="P2"><text:span text:style-name="Source_20_Text">streamSupplier.get().noneMatch(s -&gt; true); <text:s/>// ok</text:span></text:p>
      <text:p text:style-name="Text_20_body">Each call to <text:span text:style-name="Source_20_Text">get()</text:span> constructs a new stream on which we are save to call the desired terminal operation.</text:p>
      <text:h text:style-name="Heading_20_3" text:outline-level="3"><text:bookmark text:name="advanced-operations"/>Advanced Operations<text:a xlink:type="simple" xlink:href="https://winterbe.com/posts/2014/07/31/java8-stream-tutorial-examples/#advanced-operations" text:style-name="Internet_20_link" text:visited-style-name="Visited_20_Internet_20_Link">#</text:a></text:h>
      <text:p text:style-name="Text_20_body">Streams support plenty of different operations. We've already learned about the most important operations like <text:span text:style-name="Source_20_Text">filter</text:span> or <text:span text:style-name="Source_20_Text">map</text:span>. I leave it up to you to discover all other available operations (see <text:a xlink:type="simple" xlink:href="http://docs.oracle.com/javase/8/docs/api/java/util/stream/Stream.html" text:style-name="Internet_20_link" text:visited-style-name="Visited_20_Internet_20_Link">Stream Javadoc</text:a>). Instead let's dive deeper into the more complex operations <text:span text:style-name="Source_20_Text">collect</text:span>, <text:span text:style-name="Source_20_Text">flatMap</text:span> and <text:span text:style-name="Source_20_Text">reduce</text:span>.</text:p>
      <text:p text:style-name="Text_20_body">Most code samples from this section use the following list of persons for demonstration purposes:</text:p>
      <text:p text:style-name="Preformatted_20_Text"><text:span text:style-name="Source_20_Text">class Person {</text:span></text:p>
      <text:p text:style-name="Preformatted_20_Text"><text:span text:style-name="Source_20_Text"><text:s text:c="4"/>String name;</text:span></text:p>
      <text:p text:style-name="Preformatted_20_Text"><text:span text:style-name="Source_20_Text"><text:s text:c="4"/>int age;</text:span></text:p>
      <text:p text:style-name="Preformatted_20_Text"/>
      <text:p text:style-name="Preformatted_20_Text"><text:span text:style-name="Source_20_Text"><text:s text:c="4"/>Person(String name, int age) {</text:span></text:p>
      <text:p text:style-name="Preformatted_20_Text"><text:span text:style-name="Source_20_Text"><text:s text:c="8"/>this.name = name;</text:span></text:p>
      <text:p text:style-name="Preformatted_20_Text"><text:span text:style-name="Source_20_Text"><text:s text:c="8"/>this.age = age;</text:span></text:p>
      <text:p text:style-name="Preformatted_20_Text"><text:span text:style-name="Source_20_Text"><text:s text:c="4"/>}</text:span></text:p>
      <text:p text:style-name="Preformatted_20_Text"/>
      <text:p text:style-name="Preformatted_20_Text"><text:span text:style-name="Source_20_Text"><text:s text:c="4"/>@Override</text:span></text:p>
      <text:p text:style-name="Preformatted_20_Text"><text:span text:style-name="Source_20_Text"><text:s text:c="4"/>public String toString() {</text:span></text:p>
      <text:p text:style-name="Preformatted_20_Text"><text:span text:style-name="Source_20_Text"><text:s text:c="8"/>return name;</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List&lt;Person&gt; persons =</text:span></text:p>
      <text:p text:style-name="Preformatted_20_Text"><text:span text:style-name="Source_20_Text"><text:s text:c="4"/>Arrays.asList(</text:span></text:p>
      <text:p text:style-name="Preformatted_20_Text"><text:span text:style-name="Source_20_Text"><text:s text:c="8"/>new Person("Max", 18),</text:span></text:p>
      <text:p text:style-name="Preformatted_20_Text"><text:span text:style-name="Source_20_Text"><text:s text:c="8"/>new Person("Peter", 23),</text:span></text:p>
      <text:p text:style-name="Preformatted_20_Text"><text:span text:style-name="Source_20_Text"><text:s text:c="8"/>new Person("Pamela", 23),</text:span></text:p>
      <text:p text:style-name="P2"><text:span text:style-name="Source_20_Text"><text:s text:c="8"/>new Person("David", 12));</text:span></text:p>
      <text:h text:style-name="Heading_20_4" text:outline-level="4"><text:bookmark text:name="collect"/>Collect<text:a xlink:type="simple" xlink:href="https://winterbe.com/posts/2014/07/31/java8-stream-tutorial-examples/#collect" text:style-name="Internet_20_link" text:visited-style-name="Visited_20_Internet_20_Link">#</text:a></text:h>
      <text:p text:style-name="Text_20_body">Collect is an extremely useful terminal operation to transform the elements of the stream into a different kind of result, e.g. a <text:span text:style-name="Source_20_Text">List</text:span>, <text:span text:style-name="Source_20_Text">Set</text:span> or <text:span text:style-name="Source_20_Text">Map</text:span>. Collect accepts a <text:span text:style-name="Source_20_Text">Collector</text:span> which consists of four different operations: a <text:span text:style-name="Emphasis">supplier</text:span>, an <text:span text:style-name="Emphasis">accumulator</text:span>, a <text:span text:style-name="Emphasis">combiner</text:span> and a <text:span text:style-name="Emphasis">finisher</text:span>. This sounds super complicated at first, but the good part is Java 8 supports various built-in collectors via the <text:span text:style-name="Source_20_Text">Collectors</text:span> class. So for the most common operations you don't have to implement a collector yourself.</text:p>
      <text:p text:style-name="Text_20_body">Let's start with a very common usecase:</text:p>
      <text:p text:style-name="Preformatted_20_Text"><text:span text:style-name="Source_20_Text">List&lt;Person&gt; filtered =</text:span></text:p>
      <text:p text:style-name="Preformatted_20_Text"><text:soft-page-break/><text:span text:style-name="Source_20_Text"><text:s text:c="4"/>persons</text:span></text:p>
      <text:p text:style-name="Preformatted_20_Text"><text:span text:style-name="Source_20_Text"><text:s text:c="8"/>.stream()</text:span></text:p>
      <text:p text:style-name="Preformatted_20_Text"><text:span text:style-name="Source_20_Text"><text:s text:c="8"/>.filter(p -&gt; p.name.startsWith("P"))</text:span></text:p>
      <text:p text:style-name="Preformatted_20_Text"><text:span text:style-name="Source_20_Text"><text:s text:c="8"/>.collect(Collectors.toList());</text:span></text:p>
      <text:p text:style-name="Preformatted_20_Text"/>
      <text:p text:style-name="P2"><text:span text:style-name="Source_20_Text">System.out.println(filtered); <text:s text:c="3"/>// [Peter, Pamela]</text:span></text:p>
      <text:p text:style-name="Text_20_body">As you can see it's very simple to construct a list from the elements of a stream. Need a set instead of list - just use <text:span text:style-name="Source_20_Text">Collectors.toSet()</text:span>.</text:p>
      <text:p text:style-name="Text_20_body">The next example groups all persons by age:</text:p>
      <text:p text:style-name="Preformatted_20_Text"><text:span text:style-name="Source_20_Text">Map&lt;Integer, List&lt;Person&gt;&gt; personsByAge = persons</text:span></text:p>
      <text:p text:style-name="Preformatted_20_Text"><text:span text:style-name="Source_20_Text"><text:s text:c="4"/>.stream()</text:span></text:p>
      <text:p text:style-name="Preformatted_20_Text"><text:span text:style-name="Source_20_Text"><text:s text:c="4"/>.collect(Collectors.groupingBy(p -&gt; p.age));</text:span></text:p>
      <text:p text:style-name="Preformatted_20_Text"/>
      <text:p text:style-name="Preformatted_20_Text"><text:span text:style-name="Source_20_Text">personsByAge</text:span></text:p>
      <text:p text:style-name="Preformatted_20_Text"><text:span text:style-name="Source_20_Text"><text:s text:c="4"/>.forEach((age, p) -&gt; System.out.format("age %s: %s\n", age, p));</text:span></text:p>
      <text:p text:style-name="Preformatted_20_Text"/>
      <text:p text:style-name="Preformatted_20_Text"><text:span text:style-name="Source_20_Text">// age 18: [Max]</text:span></text:p>
      <text:p text:style-name="Preformatted_20_Text"><text:span text:style-name="Source_20_Text">// age 23: [Peter, Pamela]</text:span></text:p>
      <text:p text:style-name="P2"><text:span text:style-name="Source_20_Text">// age 12: [David]</text:span></text:p>
      <text:p text:style-name="Text_20_body">Collectors are extremely versatile. You can also create aggregations on the elements of the stream, e.g. determining the average age of all persons:</text:p>
      <text:p text:style-name="Preformatted_20_Text"><text:span text:style-name="Source_20_Text">Double averageAge = persons</text:span></text:p>
      <text:p text:style-name="Preformatted_20_Text"><text:span text:style-name="Source_20_Text"><text:s text:c="4"/>.stream()</text:span></text:p>
      <text:p text:style-name="Preformatted_20_Text"><text:span text:style-name="Source_20_Text"><text:s text:c="4"/>.collect(Collectors.averagingInt(p -&gt; p.age));</text:span></text:p>
      <text:p text:style-name="Preformatted_20_Text"/>
      <text:p text:style-name="P2"><text:span text:style-name="Source_20_Text">System.out.println(averageAge); <text:s text:c="4"/>// 19.0</text:span></text:p>
      <text:p text:style-name="Text_20_body">If you're interested in more comprehensive statistics, the summarizing collectors return a special built-in summary statistics object. So we can simply determine <text:span text:style-name="Emphasis">min</text:span>, <text:span text:style-name="Emphasis">max</text:span> and arithmetic <text:span text:style-name="Emphasis">average</text:span> age of the persons as well as the <text:span text:style-name="Emphasis">sum</text:span> and <text:span text:style-name="Emphasis">count</text:span>.</text:p>
      <text:p text:style-name="Preformatted_20_Text"><text:span text:style-name="Source_20_Text">IntSummaryStatistics ageSummary =</text:span></text:p>
      <text:p text:style-name="Preformatted_20_Text"><text:span text:style-name="Source_20_Text"><text:s text:c="4"/>persons</text:span></text:p>
      <text:p text:style-name="Preformatted_20_Text"><text:span text:style-name="Source_20_Text"><text:s text:c="8"/>.stream()</text:span></text:p>
      <text:p text:style-name="Preformatted_20_Text"><text:span text:style-name="Source_20_Text"><text:s text:c="8"/>.collect(Collectors.summarizingInt(p -&gt; p.age));</text:span></text:p>
      <text:p text:style-name="Preformatted_20_Text"/>
      <text:p text:style-name="Preformatted_20_Text"><text:span text:style-name="Source_20_Text">System.out.println(ageSummary);</text:span></text:p>
      <text:p text:style-name="P2"><text:span text:style-name="Source_20_Text">// IntSummaryStatistics{count=4, sum=76, min=12, average=19.000000, max=23}</text:span></text:p>
      <text:p text:style-name="Text_20_body">The next example joins all persons into a single string:</text:p>
      <text:p text:style-name="Preformatted_20_Text"><text:span text:style-name="Source_20_Text">String phrase = persons</text:span></text:p>
      <text:p text:style-name="Preformatted_20_Text"><text:span text:style-name="Source_20_Text"><text:s text:c="4"/>.stream()</text:span></text:p>
      <text:p text:style-name="Preformatted_20_Text"><text:span text:style-name="Source_20_Text"><text:s text:c="4"/>.filter(p -&gt; p.age &gt;= 18)</text:span></text:p>
      <text:p text:style-name="Preformatted_20_Text"><text:span text:style-name="Source_20_Text"><text:s text:c="4"/>.map(p -&gt; p.name)</text:span></text:p>
      <text:p text:style-name="Preformatted_20_Text"><text:span text:style-name="Source_20_Text"><text:s text:c="4"/>.collect(Collectors.joining(" and ", "In Germany ", " are of legal age."));</text:span></text:p>
      <text:p text:style-name="Preformatted_20_Text"/>
      <text:p text:style-name="Preformatted_20_Text"><text:span text:style-name="Source_20_Text">System.out.println(phrase);</text:span></text:p>
      <text:p text:style-name="P2"><text:span text:style-name="Source_20_Text">// In Germany Max and Peter and Pamela are of legal age.</text:span></text:p>
      <text:p text:style-name="Text_20_body">The join collector accepts a delimiter as well as an optional prefix and suffix.</text:p>
      <text:p text:style-name="Text_20_body">In order to transform the stream elements into a map, we have to specify how both the keys and the values should be mapped. Keep in mind that the mapped keys must be unique, otherwise an <text:soft-page-break/><text:span text:style-name="Source_20_Text">IllegalStateException</text:span> is thrown. You can optionally pass a merge function as an additional parameter to bypass the exception:</text:p>
      <text:p text:style-name="Preformatted_20_Text"><text:span text:style-name="Source_20_Text">Map&lt;Integer, String&gt; map = persons</text:span></text:p>
      <text:p text:style-name="Preformatted_20_Text"><text:span text:style-name="Source_20_Text"><text:s text:c="4"/>.stream()</text:span></text:p>
      <text:p text:style-name="Preformatted_20_Text"><text:span text:style-name="Source_20_Text"><text:s text:c="4"/>.collect(Collectors.toMap(</text:span></text:p>
      <text:p text:style-name="Preformatted_20_Text"><text:span text:style-name="Source_20_Text"><text:s text:c="8"/>p -&gt; p.age,</text:span></text:p>
      <text:p text:style-name="Preformatted_20_Text"><text:span text:style-name="Source_20_Text"><text:s text:c="8"/>p -&gt; p.name,</text:span></text:p>
      <text:p text:style-name="Preformatted_20_Text"><text:span text:style-name="Source_20_Text"><text:s text:c="8"/>(name1, name2) -&gt; name1 + ";" + name2));</text:span></text:p>
      <text:p text:style-name="Preformatted_20_Text"/>
      <text:p text:style-name="Preformatted_20_Text"><text:span text:style-name="Source_20_Text">System.out.println(map);</text:span></text:p>
      <text:p text:style-name="P2"><text:span text:style-name="Source_20_Text">// {18=Max, 23=Peter;Pamela, 12=David}</text:span></text:p>
      <text:p text:style-name="Text_20_body">Now that we know some of the most powerful built-in collectors, let's try to build our own special collector. We want to transform all persons of the stream into a single string consisting of all names in upper letters separated by the <text:span text:style-name="Source_20_Text">|</text:span> pipe character. In order to achieve this we create a new collector via <text:span text:style-name="Source_20_Text">Collector.of()</text:span>. We have to pass the four ingredients of a collector: a <text:span text:style-name="Emphasis">supplier</text:span>, an <text:span text:style-name="Emphasis">accumulator</text:span>, a <text:span text:style-name="Emphasis">combiner</text:span> and a <text:span text:style-name="Emphasis">finisher</text:span>.</text:p>
      <text:p text:style-name="Preformatted_20_Text"><text:span text:style-name="Source_20_Text">Collector&lt;Person, StringJoiner, String&gt; personNameCollector =</text:span></text:p>
      <text:p text:style-name="Preformatted_20_Text"><text:span text:style-name="Source_20_Text"><text:s text:c="4"/>Collector.of(</text:span></text:p>
      <text:p text:style-name="Preformatted_20_Text"><text:span text:style-name="Source_20_Text"><text:s text:c="8"/>() -&gt; new StringJoiner(" | "), <text:s text:c="9"/>// supplier</text:span></text:p>
      <text:p text:style-name="Preformatted_20_Text"><text:span text:style-name="Source_20_Text"><text:s text:c="8"/>(j, p) -&gt; j.add(p.name.toUpperCase()), <text:s/>// accumulator</text:span></text:p>
      <text:p text:style-name="Preformatted_20_Text"><text:span text:style-name="Source_20_Text"><text:s text:c="8"/>(j1, j2) -&gt; j1.merge(j2), <text:s text:c="14"/>// combiner</text:span></text:p>
      <text:p text:style-name="Preformatted_20_Text"><text:span text:style-name="Source_20_Text"><text:s text:c="8"/>StringJoiner::toString); <text:s text:c="15"/>// finisher</text:span></text:p>
      <text:p text:style-name="Preformatted_20_Text"/>
      <text:p text:style-name="Preformatted_20_Text"><text:span text:style-name="Source_20_Text">String names = persons</text:span></text:p>
      <text:p text:style-name="Preformatted_20_Text"><text:span text:style-name="Source_20_Text"><text:s text:c="4"/>.stream()</text:span></text:p>
      <text:p text:style-name="Preformatted_20_Text"><text:span text:style-name="Source_20_Text"><text:s text:c="4"/>.collect(personNameCollector);</text:span></text:p>
      <text:p text:style-name="Preformatted_20_Text"/>
      <text:p text:style-name="P2"><text:span text:style-name="Source_20_Text">System.out.println(names); <text:s/>// MAX | PETER | PAMELA | DAVID</text:span></text:p>
      <text:p text:style-name="Text_20_body">Since strings in Java are immutable, we need a helper class like <text:span text:style-name="Source_20_Text">StringJoiner</text:span> to let the collector construct our string. The supplier initially constructs such a StringJoiner with the appropriate delimiter. The accumulator is used to add each persons upper-cased name to the StringJoiner. The combiner knows how to merge two StringJoiners into one. In the last step the finisher constructs the desired String from the StringJoiner.</text:p>
      <text:h text:style-name="Heading_20_4" text:outline-level="4"><text:bookmark text:name="flatmap"/>FlatMap<text:a xlink:type="simple" xlink:href="https://winterbe.com/posts/2014/07/31/java8-stream-tutorial-examples/#flatmap" text:style-name="Internet_20_link" text:visited-style-name="Visited_20_Internet_20_Link">#</text:a></text:h>
      <text:p text:style-name="Text_20_body">We've already learned how to transform the objects of a stream into another type of objects by utilizing the <text:span text:style-name="Source_20_Text">map</text:span> operation. Map is kinda limited because every object can only be mapped to exactly one other object. But what if we want to transform one object into multiple others or none at all? This is where <text:span text:style-name="Source_20_Text">flatMap</text:span> comes to the rescue.</text:p>
      <text:p text:style-name="Text_20_body">FlatMap transforms each element of the stream into a stream of other objects. So each object will be transformed into zero, one or multiple other objects backed by streams. The contents of those streams will then be placed into the returned stream of the <text:span text:style-name="Source_20_Text">flatMap</text:span> operation.</text:p>
      <text:p text:style-name="Text_20_body">Before we see <text:span text:style-name="Source_20_Text">flatMap</text:span> in action we need an appropriate type hierarchy:</text:p>
      <text:p text:style-name="Preformatted_20_Text"><text:span text:style-name="Source_20_Text">class Foo {</text:span></text:p>
      <text:p text:style-name="Preformatted_20_Text"><text:span text:style-name="Source_20_Text"><text:s text:c="4"/>String name;</text:span></text:p>
      <text:p text:style-name="Preformatted_20_Text"><text:span text:style-name="Source_20_Text"><text:s text:c="4"/>List&lt;Bar&gt; bars = new ArrayList&lt;&gt;();</text:span></text:p>
      <text:p text:style-name="Preformatted_20_Text"/>
      <text:p text:style-name="Preformatted_20_Text"><text:span text:style-name="Source_20_Text"><text:s text:c="4"/>Foo(String name) {</text:span></text:p>
      <text:p text:style-name="Preformatted_20_Text"><text:soft-page-break/><text:span text:style-name="Source_20_Text"><text:s text:c="8"/>this.name = name;</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class Bar {</text:span></text:p>
      <text:p text:style-name="Preformatted_20_Text"><text:span text:style-name="Source_20_Text"><text:s text:c="4"/>String name;</text:span></text:p>
      <text:p text:style-name="Preformatted_20_Text"/>
      <text:p text:style-name="Preformatted_20_Text"><text:span text:style-name="Source_20_Text"><text:s text:c="4"/>Bar(String name) {</text:span></text:p>
      <text:p text:style-name="Preformatted_20_Text"><text:span text:style-name="Source_20_Text"><text:s text:c="8"/>this.name = name;</text:span></text:p>
      <text:p text:style-name="Preformatted_20_Text"><text:span text:style-name="Source_20_Text"><text:s text:c="4"/>}</text:span></text:p>
      <text:p text:style-name="P2"><text:span text:style-name="Source_20_Text">}</text:span></text:p>
      <text:p text:style-name="Text_20_body">Next, we utilize our knowledge about streams to instantiate a couple of objects:</text:p>
      <text:p text:style-name="Preformatted_20_Text"><text:span text:style-name="Source_20_Text">List&lt;Foo&gt; foos = new ArrayList&lt;&gt;();</text:span></text:p>
      <text:p text:style-name="Preformatted_20_Text"/>
      <text:p text:style-name="Preformatted_20_Text"><text:span text:style-name="Source_20_Text">// create foos</text:span></text:p>
      <text:p text:style-name="Preformatted_20_Text"><text:span text:style-name="Source_20_Text">IntStream</text:span></text:p>
      <text:p text:style-name="Preformatted_20_Text"><text:span text:style-name="Source_20_Text"><text:s text:c="4"/>.range(1, 4)</text:span></text:p>
      <text:p text:style-name="Preformatted_20_Text"><text:span text:style-name="Source_20_Text"><text:s text:c="4"/>.forEach(i -&gt; foos.add(new Foo("Foo" + i)));</text:span></text:p>
      <text:p text:style-name="Preformatted_20_Text"/>
      <text:p text:style-name="Preformatted_20_Text"><text:span text:style-name="Source_20_Text">// create bars</text:span></text:p>
      <text:p text:style-name="Preformatted_20_Text"><text:span text:style-name="Source_20_Text">foos.forEach(f -&gt;</text:span></text:p>
      <text:p text:style-name="Preformatted_20_Text"><text:span text:style-name="Source_20_Text"><text:s text:c="4"/>IntStream</text:span></text:p>
      <text:p text:style-name="Preformatted_20_Text"><text:span text:style-name="Source_20_Text"><text:s text:c="8"/>.range(1, 4)</text:span></text:p>
      <text:p text:style-name="P2"><text:span text:style-name="Source_20_Text"><text:s text:c="8"/>.forEach(i -&gt; f.bars.add(new Bar("Bar" + i + " &lt;- " + f.name))));</text:span></text:p>
      <text:p text:style-name="Text_20_body">Now we have a list of three foos each consisting of three bars.</text:p>
      <text:p text:style-name="Text_20_body">FlatMap accepts a function which has to return a stream of objects. So in order to resolve the bar objects of each foo, we just pass the appropriate function:</text:p>
      <text:p text:style-name="Preformatted_20_Text"><text:span text:style-name="Source_20_Text">foos.stream()</text:span></text:p>
      <text:p text:style-name="Preformatted_20_Text"><text:span text:style-name="Source_20_Text"><text:s text:c="4"/>.flatMap(f -&gt; f.bars.stream())</text:span></text:p>
      <text:p text:style-name="Preformatted_20_Text"><text:span text:style-name="Source_20_Text"><text:s text:c="4"/>.forEach(b -&gt; System.out.println(b.name));</text:span></text:p>
      <text:p text:style-name="Preformatted_20_Text"/>
      <text:p text:style-name="Preformatted_20_Text"><text:span text:style-name="Source_20_Text">// Bar1 &lt;- Foo1</text:span></text:p>
      <text:p text:style-name="Preformatted_20_Text"><text:span text:style-name="Source_20_Text">// Bar2 &lt;- Foo1</text:span></text:p>
      <text:p text:style-name="Preformatted_20_Text"><text:span text:style-name="Source_20_Text">// Bar3 &lt;- Foo1</text:span></text:p>
      <text:p text:style-name="Preformatted_20_Text"><text:span text:style-name="Source_20_Text">// Bar1 &lt;- Foo2</text:span></text:p>
      <text:p text:style-name="Preformatted_20_Text"><text:span text:style-name="Source_20_Text">// Bar2 &lt;- Foo2</text:span></text:p>
      <text:p text:style-name="Preformatted_20_Text"><text:span text:style-name="Source_20_Text">// Bar3 &lt;- Foo2</text:span></text:p>
      <text:p text:style-name="Preformatted_20_Text"><text:span text:style-name="Source_20_Text">// Bar1 &lt;- Foo3</text:span></text:p>
      <text:p text:style-name="Preformatted_20_Text"><text:span text:style-name="Source_20_Text">// Bar2 &lt;- Foo3</text:span></text:p>
      <text:p text:style-name="P2"><text:span text:style-name="Source_20_Text">// Bar3 &lt;- Foo3</text:span></text:p>
      <text:p text:style-name="Text_20_body">As you can see, we've successfully transformed the stream of three foo objects into a stream of nine bar objects.</text:p>
      <text:p text:style-name="Text_20_body">Finally, the above code example can be simplified into a single pipeline of stream operations:</text:p>
      <text:p text:style-name="Preformatted_20_Text"><text:span text:style-name="Source_20_Text">IntStream.range(1, 4)</text:span></text:p>
      <text:p text:style-name="Preformatted_20_Text"><text:span text:style-name="Source_20_Text"><text:s text:c="4"/>.mapToObj(i -&gt; new Foo("Foo" + i))</text:span></text:p>
      <text:p text:style-name="Preformatted_20_Text"><text:span text:style-name="Source_20_Text"><text:s text:c="4"/>.peek(f -&gt; IntStream.range(1, 4)</text:span></text:p>
      <text:p text:style-name="Preformatted_20_Text"><text:span text:style-name="Source_20_Text"><text:s text:c="8"/>.mapToObj(i -&gt; new Bar("Bar" + i + " &lt;- " f.name))</text:span></text:p>
      <text:p text:style-name="Preformatted_20_Text"><text:span text:style-name="Source_20_Text"><text:s text:c="8"/>.forEach(f.bars::add))</text:span></text:p>
      <text:p text:style-name="Preformatted_20_Text"><text:span text:style-name="Source_20_Text"><text:s text:c="4"/>.flatMap(f -&gt; f.bars.stream())</text:span></text:p>
      <text:p text:style-name="P2"><text:span text:style-name="Source_20_Text"><text:s text:c="4"/>.forEach(b -&gt; System.out.println(b.name));</text:span></text:p>
      <text:p text:style-name="Text_20_body"><text:soft-page-break/>FlatMap is also available for the <text:span text:style-name="Source_20_Text">Optional</text:span> class introduced in Java 8. Optionals <text:span text:style-name="Source_20_Text">flatMap</text:span> operation returns an optional object of another type. So it can be utilized to prevent nasty <text:span text:style-name="Source_20_Text">null</text:span> checks.</text:p>
      <text:p text:style-name="Text_20_body">Think of a highly hierarchical structure like this:</text:p>
      <text:p text:style-name="Preformatted_20_Text"><text:span text:style-name="Source_20_Text">class Outer {</text:span></text:p>
      <text:p text:style-name="Preformatted_20_Text"><text:span text:style-name="Source_20_Text"><text:s text:c="4"/>Nested nested;</text:span></text:p>
      <text:p text:style-name="Preformatted_20_Text"><text:span text:style-name="Source_20_Text">}</text:span></text:p>
      <text:p text:style-name="Preformatted_20_Text"/>
      <text:p text:style-name="Preformatted_20_Text"><text:span text:style-name="Source_20_Text">class Nested {</text:span></text:p>
      <text:p text:style-name="Preformatted_20_Text"><text:span text:style-name="Source_20_Text"><text:s text:c="4"/>Inner inner;</text:span></text:p>
      <text:p text:style-name="Preformatted_20_Text"><text:span text:style-name="Source_20_Text">}</text:span></text:p>
      <text:p text:style-name="Preformatted_20_Text"/>
      <text:p text:style-name="Preformatted_20_Text"><text:span text:style-name="Source_20_Text">class Inner {</text:span></text:p>
      <text:p text:style-name="Preformatted_20_Text"><text:span text:style-name="Source_20_Text"><text:s text:c="4"/>String foo;</text:span></text:p>
      <text:p text:style-name="P2"><text:span text:style-name="Source_20_Text">}</text:span></text:p>
      <text:p text:style-name="Text_20_body">In order to resolve the inner string <text:span text:style-name="Source_20_Text">foo</text:span> of an outer instance you have to add multiple null checks to prevent possible NullPointerExceptions:</text:p>
      <text:p text:style-name="Preformatted_20_Text"><text:span text:style-name="Source_20_Text">Outer outer = new Outer();</text:span></text:p>
      <text:p text:style-name="Preformatted_20_Text"><text:span text:style-name="Source_20_Text">if (outer != null &amp;&amp; outer.nested != null &amp;&amp; outer.nested.inner != null) {</text:span></text:p>
      <text:p text:style-name="Preformatted_20_Text"><text:span text:style-name="Source_20_Text"><text:s text:c="4"/>System.out.println(outer.nested.inner.foo);</text:span></text:p>
      <text:p text:style-name="P2"><text:span text:style-name="Source_20_Text">}</text:span></text:p>
      <text:p text:style-name="Text_20_body">The same behavior can be obtained by utilizing optionals <text:span text:style-name="Source_20_Text">flatMap</text:span> operation:</text:p>
      <text:p text:style-name="Preformatted_20_Text"><text:span text:style-name="Source_20_Text">Optional.of(new Outer())</text:span></text:p>
      <text:p text:style-name="Preformatted_20_Text"><text:span text:style-name="Source_20_Text"><text:s text:c="4"/>.flatMap(o -&gt; Optional.ofNullable(o.nested))</text:span></text:p>
      <text:p text:style-name="Preformatted_20_Text"><text:span text:style-name="Source_20_Text"><text:s text:c="4"/>.flatMap(n -&gt; Optional.ofNullable(n.inner))</text:span></text:p>
      <text:p text:style-name="Preformatted_20_Text"><text:span text:style-name="Source_20_Text"><text:s text:c="4"/>.flatMap(i -&gt; Optional.ofNullable(i.foo))</text:span></text:p>
      <text:p text:style-name="P2"><text:span text:style-name="Source_20_Text"><text:s text:c="4"/>.ifPresent(System.out::println);</text:span></text:p>
      <text:p text:style-name="Text_20_body">Each call to <text:span text:style-name="Source_20_Text">flatMap</text:span> returns an <text:span text:style-name="Source_20_Text">Optional</text:span> wrapping the desired object if present or <text:span text:style-name="Source_20_Text">null</text:span> if absent.</text:p>
      <text:h text:style-name="Heading_20_4" text:outline-level="4"><text:bookmark text:name="reduce"/>Reduce<text:a xlink:type="simple" xlink:href="https://winterbe.com/posts/2014/07/31/java8-stream-tutorial-examples/#reduce" text:style-name="Internet_20_link" text:visited-style-name="Visited_20_Internet_20_Link">#</text:a></text:h>
      <text:p text:style-name="Text_20_body">The reduction operation combines all elements of the stream into a single result. Java 8 supports three different kind of <text:span text:style-name="Source_20_Text">reduce</text:span> methods. The first one reduces a stream of elements to exactly one element of the stream. Let's see how we can use this method to determine the oldest person:</text:p>
      <text:p text:style-name="Preformatted_20_Text"><text:span text:style-name="Source_20_Text">persons</text:span></text:p>
      <text:p text:style-name="Preformatted_20_Text"><text:span text:style-name="Source_20_Text"><text:s text:c="4"/>.stream()</text:span></text:p>
      <text:p text:style-name="Preformatted_20_Text"><text:span text:style-name="Source_20_Text"><text:s text:c="4"/>.reduce((p1, p2) -&gt; p1.age &gt; p2.age ? p1 : p2)</text:span></text:p>
      <text:p text:style-name="P2"><text:span text:style-name="Source_20_Text"><text:s text:c="4"/>.ifPresent(System.out::println); <text:s text:c="3"/>// Pamela</text:span></text:p>
      <text:p text:style-name="Text_20_body">The <text:span text:style-name="Source_20_Text">reduce</text:span> method accepts a <text:span text:style-name="Source_20_Text">BinaryOperator</text:span> accumulator function. That's actually a <text:span text:style-name="Source_20_Text">BiFunction</text:span> where both operands share the same type, in that case <text:span text:style-name="Source_20_Text">Person</text:span>. BiFunctions are like <text:span text:style-name="Source_20_Text">Function</text:span> but accept two arguments. The example function compares both persons ages in order to return the person with the maximum age.</text:p>
      <text:p text:style-name="Text_20_body">The second <text:span text:style-name="Source_20_Text">reduce</text:span> method accepts both an identity value and a <text:span text:style-name="Source_20_Text">BinaryOperator</text:span> accumulator. This method can be utilized to construct a new Person with the aggregated names and ages from all other persons in the stream:</text:p>
      <text:p text:style-name="Preformatted_20_Text"><text:soft-page-break/><text:span text:style-name="Source_20_Text">Person result =</text:span></text:p>
      <text:p text:style-name="Preformatted_20_Text"><text:span text:style-name="Source_20_Text"><text:s text:c="4"/>persons</text:span></text:p>
      <text:p text:style-name="Preformatted_20_Text"><text:span text:style-name="Source_20_Text"><text:s text:c="8"/>.stream()</text:span></text:p>
      <text:p text:style-name="Preformatted_20_Text"><text:span text:style-name="Source_20_Text"><text:s text:c="8"/>.reduce(new Person("", 0), (p1, p2) -&gt; {</text:span></text:p>
      <text:p text:style-name="Preformatted_20_Text"><text:span text:style-name="Source_20_Text"><text:s text:c="12"/>p1.age += p2.age;</text:span></text:p>
      <text:p text:style-name="Preformatted_20_Text"><text:span text:style-name="Source_20_Text"><text:s text:c="12"/>p1.name += p2.name;</text:span></text:p>
      <text:p text:style-name="Preformatted_20_Text"><text:span text:style-name="Source_20_Text"><text:s text:c="12"/>return p1;</text:span></text:p>
      <text:p text:style-name="Preformatted_20_Text"><text:span text:style-name="Source_20_Text"><text:s text:c="8"/>});</text:span></text:p>
      <text:p text:style-name="Preformatted_20_Text"/>
      <text:p text:style-name="Preformatted_20_Text"><text:span text:style-name="Source_20_Text">System.out.format("name=%s; age=%s", result.name, result.age);</text:span></text:p>
      <text:p text:style-name="P2"><text:span text:style-name="Source_20_Text">// name=MaxPeterPamelaDavid; age=76</text:span></text:p>
      <text:p text:style-name="Text_20_body">The third <text:span text:style-name="Source_20_Text">reduce</text:span> method accepts three parameters: an identity value, a <text:span text:style-name="Source_20_Text">BiFunction</text:span> accumulator and a combiner function of type <text:span text:style-name="Source_20_Text">BinaryOperator</text:span>. Since the identity values type is not restricted to the <text:span text:style-name="Source_20_Text">Person</text:span> type, we can utilize this reduction to determine the sum of ages from all persons:</text:p>
      <text:p text:style-name="Preformatted_20_Text"><text:span text:style-name="Source_20_Text">Integer ageSum = persons</text:span></text:p>
      <text:p text:style-name="Preformatted_20_Text"><text:span text:style-name="Source_20_Text"><text:s text:c="4"/>.stream()</text:span></text:p>
      <text:p text:style-name="Preformatted_20_Text"><text:span text:style-name="Source_20_Text"><text:s text:c="4"/>.reduce(0, (sum, p) -&gt; sum += p.age, (sum1, sum2) -&gt; sum1 + sum2);</text:span></text:p>
      <text:p text:style-name="Preformatted_20_Text"/>
      <text:p text:style-name="P2"><text:span text:style-name="Source_20_Text">System.out.println(ageSum); <text:s/>// 76</text:span></text:p>
      <text:p text:style-name="Text_20_body">As you can see the result is <text:span text:style-name="Emphasis">76</text:span>, but what's happening exactly under the hood? Let's extend the above code by some debug output:</text:p>
      <text:p text:style-name="Preformatted_20_Text"><text:span text:style-name="Source_20_Text">Integer ageSum = persons</text:span></text:p>
      <text:p text:style-name="Preformatted_20_Text"><text:span text:style-name="Source_20_Text"><text:s text:c="4"/>.stream()</text:span></text:p>
      <text:p text:style-name="Preformatted_20_Text"><text:span text:style-name="Source_20_Text"><text:s text:c="4"/>.reduce(0,</text:span></text:p>
      <text:p text:style-name="Preformatted_20_Text"><text:span text:style-name="Source_20_Text"><text:s text:c="8"/>(sum, p) -&gt; {</text:span></text:p>
      <text:p text:style-name="Preformatted_20_Text"><text:span text:style-name="Source_20_Text"><text:s text:c="12"/>System.out.format("accumulator: sum=%s; person=%s\n", sum, p);</text:span></text:p>
      <text:p text:style-name="Preformatted_20_Text"><text:span text:style-name="Source_20_Text"><text:s text:c="12"/>return sum += p.age;</text:span></text:p>
      <text:p text:style-name="Preformatted_20_Text"><text:span text:style-name="Source_20_Text"><text:s text:c="8"/>},</text:span></text:p>
      <text:p text:style-name="Preformatted_20_Text"><text:span text:style-name="Source_20_Text"><text:s text:c="8"/>(sum1, sum2) -&gt; {</text:span></text:p>
      <text:p text:style-name="Preformatted_20_Text"><text:span text:style-name="Source_20_Text"><text:s text:c="12"/>System.out.format("combiner: sum1=%s; sum2=%s\n", sum1, sum2);</text:span></text:p>
      <text:p text:style-name="Preformatted_20_Text"><text:span text:style-name="Source_20_Text"><text:s text:c="12"/>return sum1 + sum2;</text:span></text:p>
      <text:p text:style-name="Preformatted_20_Text"><text:span text:style-name="Source_20_Text"><text:s text:c="8"/>});</text:span></text:p>
      <text:p text:style-name="Preformatted_20_Text"/>
      <text:p text:style-name="Preformatted_20_Text"><text:span text:style-name="Source_20_Text">// accumulator: sum=0; person=Max</text:span></text:p>
      <text:p text:style-name="Preformatted_20_Text"><text:span text:style-name="Source_20_Text">// accumulator: sum=18; person=Peter</text:span></text:p>
      <text:p text:style-name="Preformatted_20_Text"><text:span text:style-name="Source_20_Text">// accumulator: sum=41; person=Pamela</text:span></text:p>
      <text:p text:style-name="P2"><text:span text:style-name="Source_20_Text">// accumulator: sum=64; person=David</text:span></text:p>
      <text:p text:style-name="Text_20_body">As you can see the accumulator function does all the work. It first get called with the initial identity value <text:span text:style-name="Emphasis">0</text:span> and the first person <text:span text:style-name="Emphasis">Max</text:span>. In the next three steps <text:span text:style-name="Source_20_Text">sum</text:span> continually increases by the age of the last steps person up to a total age of <text:span text:style-name="Emphasis">76</text:span>.</text:p>
      <text:p text:style-name="Text_20_body">Wait wat? The combiner never gets called? Executing the same stream in parallel will lift the secret:</text:p>
      <text:p text:style-name="Preformatted_20_Text"><text:span text:style-name="Source_20_Text">Integer ageSum = persons</text:span></text:p>
      <text:p text:style-name="Preformatted_20_Text"><text:span text:style-name="Source_20_Text"><text:s text:c="4"/>.parallelStream()</text:span></text:p>
      <text:p text:style-name="Preformatted_20_Text"><text:span text:style-name="Source_20_Text"><text:s text:c="4"/>.reduce(0,</text:span></text:p>
      <text:p text:style-name="Preformatted_20_Text"><text:span text:style-name="Source_20_Text"><text:s text:c="8"/>(sum, p) -&gt; {</text:span></text:p>
      <text:p text:style-name="Preformatted_20_Text"><text:span text:style-name="Source_20_Text"><text:s text:c="12"/>System.out.format("accumulator: sum=%s; person=%s\n", sum, p);</text:span></text:p>
      <text:p text:style-name="Preformatted_20_Text"><text:span text:style-name="Source_20_Text"><text:s text:c="12"/>return sum += p.age;</text:span></text:p>
      <text:p text:style-name="Preformatted_20_Text"><text:span text:style-name="Source_20_Text"><text:s text:c="8"/>},</text:span></text:p>
      <text:p text:style-name="Preformatted_20_Text"><text:span text:style-name="Source_20_Text"><text:s text:c="8"/>(sum1, sum2) -&gt; {</text:span></text:p>
      <text:p text:style-name="Preformatted_20_Text"><text:span text:style-name="Source_20_Text"><text:s text:c="12"/>System.out.format("combiner: sum1=%s; sum2=%s\n", sum1, sum2);</text:span></text:p>
      <text:p text:style-name="Preformatted_20_Text"><text:span text:style-name="Source_20_Text"><text:s text:c="12"/>return sum1 + sum2;</text:span></text:p>
      <text:p text:style-name="Preformatted_20_Text"><text:span text:style-name="Source_20_Text"><text:s text:c="8"/>});</text:span></text:p>
      <text:p text:style-name="Preformatted_20_Text"><text:soft-page-break/></text:p>
      <text:p text:style-name="Preformatted_20_Text"><text:span text:style-name="Source_20_Text">// accumulator: sum=0; person=Pamela</text:span></text:p>
      <text:p text:style-name="Preformatted_20_Text"><text:span text:style-name="Source_20_Text">// accumulator: sum=0; person=David</text:span></text:p>
      <text:p text:style-name="Preformatted_20_Text"><text:span text:style-name="Source_20_Text">// accumulator: sum=0; person=Max</text:span></text:p>
      <text:p text:style-name="Preformatted_20_Text"><text:span text:style-name="Source_20_Text">// accumulator: sum=0; person=Peter</text:span></text:p>
      <text:p text:style-name="Preformatted_20_Text"><text:span text:style-name="Source_20_Text">// combiner: sum1=18; sum2=23</text:span></text:p>
      <text:p text:style-name="Preformatted_20_Text"><text:span text:style-name="Source_20_Text">// combiner: sum1=23; sum2=12</text:span></text:p>
      <text:p text:style-name="P2"><text:span text:style-name="Source_20_Text">// combiner: sum1=41; sum2=35</text:span></text:p>
      <text:p text:style-name="Text_20_body">Executing this stream in parallel results in an entirely different execution behavior. Now the combiner is actually called. Since the accumulator is called in parallel, the combiner is needed to sum up the separate accumulated values.</text:p>
      <text:p text:style-name="Text_20_body">Let's dive deeper into parallel streams in the next chapter.</text:p>
      <text:h text:style-name="Heading_20_3" text:outline-level="3"><text:bookmark text:name="parallel-streams"/>Parallel Streams<text:a xlink:type="simple" xlink:href="https://winterbe.com/posts/2014/07/31/java8-stream-tutorial-examples/#parallel-streams" text:style-name="Internet_20_link" text:visited-style-name="Visited_20_Internet_20_Link">#</text:a></text:h>
      <text:p text:style-name="Text_20_body">Streams can be executed in parallel to increase runtime performance on large amount of input elements. Parallel streams use a common <text:span text:style-name="Source_20_Text">ForkJoinPool</text:span> available via the static <text:span text:style-name="Source_20_Text">ForkJoinPool.commonPool()</text:span> method. The size of the underlying thread-pool uses up to five threads - depending on the amount of available physical CPU cores:</text:p>
      <text:p text:style-name="Preformatted_20_Text"><text:span text:style-name="Source_20_Text">ForkJoinPool commonPool = ForkJoinPool.commonPool();</text:span></text:p>
      <text:p text:style-name="P2"><text:span text:style-name="Source_20_Text">System.out.println(commonPool.getParallelism()); <text:s text:c="3"/>// 3</text:span></text:p>
      <text:p text:style-name="Text_20_body">On my machine the common pool is initialized with a parallelism of 3 per default. This value can be decreased or increased by setting the following JVM parameter:</text:p>
      <text:p text:style-name="P2"><text:span text:style-name="Source_20_Text">-Djava.util.concurrent.ForkJoinPool.common.parallelism=5</text:span></text:p>
      <text:p text:style-name="Text_20_body">Collections support the method <text:span text:style-name="Source_20_Text">parallelStream()</text:span> to create a parallel stream of elements. Alternatively you can call the intermediate method <text:span text:style-name="Source_20_Text">parallel()</text:span> on a given stream to convert a sequential stream to a parallel counterpart.</text:p>
      <text:p text:style-name="Text_20_body">In order to understate the parallel execution behavior of a parallel stream the next example prints information about the current thread to <text:span text:style-name="Source_20_Text">sout</text:span>:</text:p>
      <text:p text:style-name="Preformatted_20_Text"><text:span text:style-name="Source_20_Text">Arrays.asList("a1", "a2", "b1", "c2", "c1")</text:span></text:p>
      <text:p text:style-name="Preformatted_20_Text"><text:span text:style-name="Source_20_Text"><text:s text:c="4"/>.parallelStream()</text:span></text:p>
      <text:p text:style-name="Preformatted_20_Text"><text:span text:style-name="Source_20_Text"><text:s text:c="4"/>.filter(s -&gt; {</text:span></text:p>
      <text:p text:style-name="Preformatted_20_Text"><text:span text:style-name="Source_20_Text"><text:s text:c="8"/>System.out.format("filter: %s [%s]\n",</text:span></text:p>
      <text:p text:style-name="Preformatted_20_Text"><text:span text:style-name="Source_20_Text"><text:s text:c="12"/>s, Thread.currentThread().getName());</text:span></text:p>
      <text:p text:style-name="Preformatted_20_Text"><text:span text:style-name="Source_20_Text"><text:s text:c="8"/>return true;</text:span></text:p>
      <text:p text:style-name="Preformatted_20_Text"><text:span text:style-name="Source_20_Text"><text:s text:c="4"/>})</text:span></text:p>
      <text:p text:style-name="Preformatted_20_Text"><text:span text:style-name="Source_20_Text"><text:s text:c="4"/>.map(s -&gt; {</text:span></text:p>
      <text:p text:style-name="Preformatted_20_Text"><text:span text:style-name="Source_20_Text"><text:s text:c="8"/>System.out.format("map: %s [%s]\n",</text:span></text:p>
      <text:p text:style-name="Preformatted_20_Text"><text:span text:style-name="Source_20_Text"><text:s text:c="12"/>s, Thread.currentThread().getName());</text:span></text:p>
      <text:p text:style-name="Preformatted_20_Text"><text:span text:style-name="Source_20_Text"><text:s text:c="8"/>return s.toUpperCase();</text:span></text:p>
      <text:p text:style-name="Preformatted_20_Text"><text:span text:style-name="Source_20_Text"><text:s text:c="4"/>})</text:span></text:p>
      <text:p text:style-name="Preformatted_20_Text"><text:span text:style-name="Source_20_Text"><text:s text:c="4"/>.forEach(s -&gt; System.out.format("forEach: %s [%s]\n",</text:span></text:p>
      <text:p text:style-name="P2"><text:span text:style-name="Source_20_Text"><text:s text:c="8"/>s, Thread.currentThread().getName()));</text:span></text:p>
      <text:p text:style-name="Text_20_body">By investigating the debug output we should get a better understanding which threads are actually used to execute the stream operations:</text:p>
      <text:p text:style-name="Preformatted_20_Text"><text:span text:style-name="Source_20_Text">filter: <text:s/>b1 [main]</text:span></text:p>
      <text:p text:style-name="Preformatted_20_Text"><text:span text:style-name="Source_20_Text">filter: <text:s/>a2 [ForkJoinPool.commonPool-worker-1]</text:span></text:p>
      <text:p text:style-name="Preformatted_20_Text"><text:span text:style-name="Source_20_Text">map: <text:s text:c="4"/>a2 [ForkJoinPool.commonPool-worker-1]</text:span></text:p>
      <text:p text:style-name="Preformatted_20_Text"><text:soft-page-break/><text:span text:style-name="Source_20_Text">filter: <text:s/>c2 [ForkJoinPool.commonPool-worker-3]</text:span></text:p>
      <text:p text:style-name="Preformatted_20_Text"><text:span text:style-name="Source_20_Text">map: <text:s text:c="4"/>c2 [ForkJoinPool.commonPool-worker-3]</text:span></text:p>
      <text:p text:style-name="Preformatted_20_Text"><text:span text:style-name="Source_20_Text">filter: <text:s/>c1 [ForkJoinPool.commonPool-worker-2]</text:span></text:p>
      <text:p text:style-name="Preformatted_20_Text"><text:span text:style-name="Source_20_Text">map: <text:s text:c="4"/>c1 [ForkJoinPool.commonPool-worker-2]</text:span></text:p>
      <text:p text:style-name="Preformatted_20_Text"><text:span text:style-name="Source_20_Text">forEach: C2 [ForkJoinPool.commonPool-worker-3]</text:span></text:p>
      <text:p text:style-name="Preformatted_20_Text"><text:span text:style-name="Source_20_Text">forEach: A2 [ForkJoinPool.commonPool-worker-1]</text:span></text:p>
      <text:p text:style-name="Preformatted_20_Text"><text:span text:style-name="Source_20_Text">map: <text:s text:c="4"/>b1 [main]</text:span></text:p>
      <text:p text:style-name="Preformatted_20_Text"><text:span text:style-name="Source_20_Text">forEach: B1 [main]</text:span></text:p>
      <text:p text:style-name="Preformatted_20_Text"><text:span text:style-name="Source_20_Text">filter: <text:s/>a1 [ForkJoinPool.commonPool-worker-3]</text:span></text:p>
      <text:p text:style-name="Preformatted_20_Text"><text:span text:style-name="Source_20_Text">map: <text:s text:c="4"/>a1 [ForkJoinPool.commonPool-worker-3]</text:span></text:p>
      <text:p text:style-name="Preformatted_20_Text"><text:span text:style-name="Source_20_Text">forEach: A1 [ForkJoinPool.commonPool-worker-3]</text:span></text:p>
      <text:p text:style-name="P2"><text:span text:style-name="Source_20_Text">forEach: C1 [ForkJoinPool.commonPool-worker-2]</text:span></text:p>
      <text:p text:style-name="Text_20_body">As you can see the parallel stream utilizes all available threads from the common <text:span text:style-name="Source_20_Text">ForkJoinPool</text:span> for executing the stream operations. The output may differ in consecutive runs because the behavior which particular thread is actually used is non-deterministic.</text:p>
      <text:p text:style-name="Text_20_body">Let's extend the example by an additional stream operation, <text:span text:style-name="Source_20_Text">sort</text:span>:</text:p>
      <text:p text:style-name="Preformatted_20_Text"><text:span text:style-name="Source_20_Text">Arrays.asList("a1", "a2", "b1", "c2", "c1")</text:span></text:p>
      <text:p text:style-name="Preformatted_20_Text"><text:span text:style-name="Source_20_Text"><text:s text:c="4"/>.parallelStream()</text:span></text:p>
      <text:p text:style-name="Preformatted_20_Text"><text:span text:style-name="Source_20_Text"><text:s text:c="4"/>.filter(s -&gt; {</text:span></text:p>
      <text:p text:style-name="Preformatted_20_Text"><text:span text:style-name="Source_20_Text"><text:s text:c="8"/>System.out.format("filter: %s [%s]\n",</text:span></text:p>
      <text:p text:style-name="Preformatted_20_Text"><text:span text:style-name="Source_20_Text"><text:s text:c="12"/>s, Thread.currentThread().getName());</text:span></text:p>
      <text:p text:style-name="Preformatted_20_Text"><text:span text:style-name="Source_20_Text"><text:s text:c="8"/>return true;</text:span></text:p>
      <text:p text:style-name="Preformatted_20_Text"><text:span text:style-name="Source_20_Text"><text:s text:c="4"/>})</text:span></text:p>
      <text:p text:style-name="Preformatted_20_Text"><text:span text:style-name="Source_20_Text"><text:s text:c="4"/>.map(s -&gt; {</text:span></text:p>
      <text:p text:style-name="Preformatted_20_Text"><text:span text:style-name="Source_20_Text"><text:s text:c="8"/>System.out.format("map: %s [%s]\n",</text:span></text:p>
      <text:p text:style-name="Preformatted_20_Text"><text:span text:style-name="Source_20_Text"><text:s text:c="12"/>s, Thread.currentThread().getName());</text:span></text:p>
      <text:p text:style-name="Preformatted_20_Text"><text:span text:style-name="Source_20_Text"><text:s text:c="8"/>return s.toUpperCase();</text:span></text:p>
      <text:p text:style-name="Preformatted_20_Text"><text:span text:style-name="Source_20_Text"><text:s text:c="4"/>})</text:span></text:p>
      <text:p text:style-name="Preformatted_20_Text"><text:span text:style-name="Source_20_Text"><text:s text:c="4"/>.sorted((s1, s2) -&gt; {</text:span></text:p>
      <text:p text:style-name="Preformatted_20_Text"><text:span text:style-name="Source_20_Text"><text:s text:c="8"/>System.out.format("sort: %s &lt;&gt; %s [%s]\n",</text:span></text:p>
      <text:p text:style-name="Preformatted_20_Text"><text:span text:style-name="Source_20_Text"><text:s text:c="12"/>s1, s2, Thread.currentThread().getName());</text:span></text:p>
      <text:p text:style-name="Preformatted_20_Text"><text:span text:style-name="Source_20_Text"><text:s text:c="8"/>return s1.compareTo(s2);</text:span></text:p>
      <text:p text:style-name="Preformatted_20_Text"><text:span text:style-name="Source_20_Text"><text:s text:c="4"/>})</text:span></text:p>
      <text:p text:style-name="Preformatted_20_Text"><text:span text:style-name="Source_20_Text"><text:s text:c="4"/>.forEach(s -&gt; System.out.format("forEach: %s [%s]\n",</text:span></text:p>
      <text:p text:style-name="P2"><text:span text:style-name="Source_20_Text"><text:s text:c="8"/>s, Thread.currentThread().getName()));</text:span></text:p>
      <text:p text:style-name="Text_20_body">The result may look strange at first:</text:p>
      <text:p text:style-name="Preformatted_20_Text"><text:span text:style-name="Source_20_Text">filter: <text:s/>c2 [ForkJoinPool.commonPool-worker-3]</text:span></text:p>
      <text:p text:style-name="Preformatted_20_Text"><text:span text:style-name="Source_20_Text">filter: <text:s/>c1 [ForkJoinPool.commonPool-worker-2]</text:span></text:p>
      <text:p text:style-name="Preformatted_20_Text"><text:span text:style-name="Source_20_Text">map: <text:s text:c="4"/>c1 [ForkJoinPool.commonPool-worker-2]</text:span></text:p>
      <text:p text:style-name="Preformatted_20_Text"><text:span text:style-name="Source_20_Text">filter: <text:s/>a2 [ForkJoinPool.commonPool-worker-1]</text:span></text:p>
      <text:p text:style-name="Preformatted_20_Text"><text:span text:style-name="Source_20_Text">map: <text:s text:c="4"/>a2 [ForkJoinPool.commonPool-worker-1]</text:span></text:p>
      <text:p text:style-name="Preformatted_20_Text"><text:span text:style-name="Source_20_Text">filter: <text:s/>b1 [main]</text:span></text:p>
      <text:p text:style-name="Preformatted_20_Text"><text:span text:style-name="Source_20_Text">map: <text:s text:c="4"/>b1 [main]</text:span></text:p>
      <text:p text:style-name="Preformatted_20_Text"><text:span text:style-name="Source_20_Text">filter: <text:s/>a1 [ForkJoinPool.commonPool-worker-2]</text:span></text:p>
      <text:p text:style-name="Preformatted_20_Text"><text:span text:style-name="Source_20_Text">map: <text:s text:c="4"/>a1 [ForkJoinPool.commonPool-worker-2]</text:span></text:p>
      <text:p text:style-name="Preformatted_20_Text"><text:span text:style-name="Source_20_Text">map: <text:s text:c="4"/>c2 [ForkJoinPool.commonPool-worker-3]</text:span></text:p>
      <text:p text:style-name="Preformatted_20_Text"><text:span text:style-name="Source_20_Text">sort: <text:s text:c="3"/>A2 &lt;&gt; A1 [main]</text:span></text:p>
      <text:p text:style-name="Preformatted_20_Text"><text:span text:style-name="Source_20_Text">sort: <text:s text:c="3"/>B1 &lt;&gt; A2 [main]</text:span></text:p>
      <text:p text:style-name="Preformatted_20_Text"><text:span text:style-name="Source_20_Text">sort: <text:s text:c="3"/>C2 &lt;&gt; B1 [main]</text:span></text:p>
      <text:p text:style-name="Preformatted_20_Text"><text:span text:style-name="Source_20_Text">sort: <text:s text:c="3"/>C1 &lt;&gt; C2 [main]</text:span></text:p>
      <text:p text:style-name="Preformatted_20_Text"><text:span text:style-name="Source_20_Text">sort: <text:s text:c="3"/>C1 &lt;&gt; B1 [main]</text:span></text:p>
      <text:p text:style-name="Preformatted_20_Text"><text:span text:style-name="Source_20_Text">sort: <text:s text:c="3"/>C1 &lt;&gt; C2 [main]</text:span></text:p>
      <text:p text:style-name="Preformatted_20_Text"><text:span text:style-name="Source_20_Text">forEach: A1 [ForkJoinPool.commonPool-worker-1]</text:span></text:p>
      <text:p text:style-name="Preformatted_20_Text"><text:span text:style-name="Source_20_Text">forEach: C2 [ForkJoinPool.commonPool-worker-3]</text:span></text:p>
      <text:p text:style-name="Preformatted_20_Text"><text:span text:style-name="Source_20_Text">forEach: B1 [main]</text:span></text:p>
      <text:p text:style-name="Preformatted_20_Text"><text:span text:style-name="Source_20_Text">forEach: A2 [ForkJoinPool.commonPool-worker-2]</text:span></text:p>
      <text:p text:style-name="P2"><text:span text:style-name="Source_20_Text">forEach: C1 [ForkJoinPool.commonPool-worker-1]</text:span></text:p>
      <text:p text:style-name="Text_20_body"><text:soft-page-break/>It seems that <text:span text:style-name="Source_20_Text">sort</text:span> is executed sequentially on the main thread only. Actually, <text:span text:style-name="Source_20_Text">sort</text:span> on a parallel stream uses the new Java 8 method <text:span text:style-name="Source_20_Text">Arrays.parallelSort()</text:span> under the hood. As stated in <text:a xlink:type="simple" xlink:href="https://docs.oracle.com/javase/8/docs/api/java/util/Arrays.html#parallelSort-T:A-" text:style-name="Internet_20_link" text:visited-style-name="Visited_20_Internet_20_Link">Javadoc</text:a> this method decides on the length of the array if sorting will be performed sequentially or in parallel:</text:p>
      <text:p text:style-name="Quotations">If the length of the specified array is less than the minimum granularity, then it is sorted using the appropriate Arrays.sort method.</text:p>
      <text:p text:style-name="Text_20_body">Coming back to the <text:span text:style-name="Source_20_Text">reduce</text:span> example from the last section. We already found out that the combiner function is only called in parallel but not in sequential streams. Let's see which threads are actually involved:</text:p>
      <text:p text:style-name="Preformatted_20_Text"><text:span text:style-name="Source_20_Text">List&lt;Person&gt; persons = Arrays.asList(</text:span></text:p>
      <text:p text:style-name="Preformatted_20_Text"><text:span text:style-name="Source_20_Text"><text:s text:c="4"/>new Person("Max", 18),</text:span></text:p>
      <text:p text:style-name="Preformatted_20_Text"><text:span text:style-name="Source_20_Text"><text:s text:c="4"/>new Person("Peter", 23),</text:span></text:p>
      <text:p text:style-name="Preformatted_20_Text"><text:span text:style-name="Source_20_Text"><text:s text:c="4"/>new Person("Pamela", 23),</text:span></text:p>
      <text:p text:style-name="Preformatted_20_Text"><text:span text:style-name="Source_20_Text"><text:s text:c="4"/>new Person("David", 12));</text:span></text:p>
      <text:p text:style-name="Preformatted_20_Text"/>
      <text:p text:style-name="Preformatted_20_Text"><text:span text:style-name="Source_20_Text">persons</text:span></text:p>
      <text:p text:style-name="Preformatted_20_Text"><text:span text:style-name="Source_20_Text"><text:s text:c="4"/>.parallelStream()</text:span></text:p>
      <text:p text:style-name="Preformatted_20_Text"><text:span text:style-name="Source_20_Text"><text:s text:c="4"/>.reduce(0,</text:span></text:p>
      <text:p text:style-name="Preformatted_20_Text"><text:span text:style-name="Source_20_Text"><text:s text:c="8"/>(sum, p) -&gt; {</text:span></text:p>
      <text:p text:style-name="Preformatted_20_Text"><text:span text:style-name="Source_20_Text"><text:s text:c="12"/>System.out.format("accumulator: sum=%s; person=%s [%s]\n",</text:span></text:p>
      <text:p text:style-name="Preformatted_20_Text"><text:span text:style-name="Source_20_Text"><text:s text:c="16"/>sum, p, Thread.currentThread().getName());</text:span></text:p>
      <text:p text:style-name="Preformatted_20_Text"><text:span text:style-name="Source_20_Text"><text:s text:c="12"/>return sum += p.age;</text:span></text:p>
      <text:p text:style-name="Preformatted_20_Text"><text:span text:style-name="Source_20_Text"><text:s text:c="8"/>},</text:span></text:p>
      <text:p text:style-name="Preformatted_20_Text"><text:span text:style-name="Source_20_Text"><text:s text:c="8"/>(sum1, sum2) -&gt; {</text:span></text:p>
      <text:p text:style-name="Preformatted_20_Text"><text:span text:style-name="Source_20_Text"><text:s text:c="12"/>System.out.format("combiner: sum1=%s; sum2=%s [%s]\n",</text:span></text:p>
      <text:p text:style-name="Preformatted_20_Text"><text:span text:style-name="Source_20_Text"><text:s text:c="16"/>sum1, sum2, Thread.currentThread().getName());</text:span></text:p>
      <text:p text:style-name="Preformatted_20_Text"><text:span text:style-name="Source_20_Text"><text:s text:c="12"/>return sum1 + sum2;</text:span></text:p>
      <text:p text:style-name="P2"><text:span text:style-name="Source_20_Text"><text:s text:c="8"/>});</text:span></text:p>
      <text:p text:style-name="Text_20_body">The console output reveals that both the <text:span text:style-name="Emphasis">accumulator</text:span> and the <text:span text:style-name="Emphasis">combiner</text:span> functions are executed in parallel on all available threads:</text:p>
      <text:p text:style-name="Preformatted_20_Text"><text:span text:style-name="Source_20_Text">accumulator: sum=0; person=Pamela; [main]</text:span></text:p>
      <text:p text:style-name="Preformatted_20_Text"><text:span text:style-name="Source_20_Text">accumulator: sum=0; person=Max; <text:s text:c="3"/>[ForkJoinPool.commonPool-worker-3]</text:span></text:p>
      <text:p text:style-name="Preformatted_20_Text"><text:span text:style-name="Source_20_Text">accumulator: sum=0; person=David; <text:s/>[ForkJoinPool.commonPool-worker-2]</text:span></text:p>
      <text:p text:style-name="Preformatted_20_Text"><text:span text:style-name="Source_20_Text">accumulator: sum=0; person=Peter; <text:s/>[ForkJoinPool.commonPool-worker-1]</text:span></text:p>
      <text:p text:style-name="Preformatted_20_Text"><text:span text:style-name="Source_20_Text">combiner: <text:s text:c="3"/>sum1=18; sum2=23; <text:s text:c="4"/>[ForkJoinPool.commonPool-worker-1]</text:span></text:p>
      <text:p text:style-name="Preformatted_20_Text"><text:span text:style-name="Source_20_Text">combiner: <text:s text:c="3"/>sum1=23; sum2=12; <text:s text:c="4"/>[ForkJoinPool.commonPool-worker-2]</text:span></text:p>
      <text:p text:style-name="P2"><text:span text:style-name="Source_20_Text">combiner: <text:s text:c="3"/>sum1=41; sum2=35; <text:s text:c="4"/>[ForkJoinPool.commonPool-worker-2]</text:span></text:p>
      <text:p text:style-name="Text_20_body">In summary, it can be stated that parallel streams can bring be a nice performance boost to streams with a large amount of input elements. But keep in mind that some parallel stream operations like <text:span text:style-name="Source_20_Text">reduce</text:span> and <text:span text:style-name="Source_20_Text">collect</text:span> need additional computations (combine operations) which isn't needed when executed sequentially.</text:p>
      <text:p text:style-name="Text_20_body">Furthermore we've learned that all parallel stream operations share the same JVM-wide common <text:span text:style-name="Source_20_Text">ForkJoinPool</text:span>. So you probably want to avoid implementing slow blocking stream operations since that could potentially slow down other parts of your application which rely heavily on parallel stream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7T17:53:06.859000000</meta:creation-date>
    <dc:date>2018-09-17T17:56:59.654000000</dc:date>
    <meta:editing-duration>PT3M53S</meta:editing-duration>
    <meta:editing-cycles>1</meta:editing-cycles>
    <meta:document-statistic meta:table-count="0" meta:image-count="0" meta:object-count="0" meta:page-count="15" meta:paragraph-count="557" meta:word-count="4116" meta:character-count="29768" meta:non-whitespace-character-count="24462"/>
    <meta:generator>LibreOffice/6.0.6.2$Windows_X86_64 LibreOffice_project/0c292870b25a325b5ed35f6b45599d2ea4458e77</meta:generator>
  </office:meta>
</office:document-meta>
</file>